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6000000CC16348C0019C6A946.png" manifest:media-type="image/png"/>
  <manifest:file-entry manifest:full-path="Pictures/100000000000027E00000466F32A65035581957F.jpg" manifest:media-type="image/jpeg"/>
  <manifest:file-entry manifest:full-path="Pictures/10000000000000EB000000AFBAC9EDBBE545D86D.png" manifest:media-type="image/png"/>
  <manifest:file-entry manifest:full-path="Pictures/100000000000011F000000A7B53CC64B70AD4063.png" manifest:media-type="image/png"/>
  <manifest:file-entry manifest:full-path="Pictures/10000000000000B6000000C1D4E8AB705288C08F.png" manifest:media-type="image/png"/>
  <manifest:file-entry manifest:full-path="Pictures/100000000000027C00000465F87B02E0B298DE17.jpg" manifest:media-type="image/jpeg"/>
  <manifest:file-entry manifest:full-path="Pictures/1000000000000898000004DF63B1C40909A636AD.jpg" manifest:media-type="image/jpeg"/>
  <manifest:file-entry manifest:full-path="Pictures/100000000000027C00000465FDAC2C437D6C2601.jpg" manifest:media-type="image/jpeg"/>
  <manifest:file-entry manifest:full-path="Pictures/1000020100000559000000B13CA61173E75EDC2C.png" manifest:media-type="image/png"/>
  <manifest:file-entry manifest:full-path="Pictures/10000201000001D90000002A9B04A4BE6BFC914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3" svg:font-family="Calibri"/>
    <style:font-face style:name="MS PGothic5" svg:font-family="'MS PGothic'"/>
    <style:font-face style:name="MS PGothic" svg:font-family="'MS PGothic'" style:font-family-generic="modern"/>
    <style:font-face style:name="Arial3" svg:font-family="Arial" style:font-family-generic="swiss"/>
    <style:font-face style:name="Calibri" svg:font-family="Calibri" style:font-family-generic="swiss"/>
    <style:font-face style:name="MS PGothic3" svg:font-family="'MS PGothic'" style:font-family-generic="modern" style:font-pitch="fixed"/>
    <style:font-face style:name="Arial1" svg:font-family="Arial" style:font-pitch="variable"/>
    <style:font-face style:name="Arial Unicode MS" svg:font-family="'Arial Unicode MS'" style:font-pitch="variable"/>
    <style:font-face style:name="Calibri2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MS PGothic4" svg:font-family="'MS PGothic'" style:font-pitch="variable"/>
    <style:font-face style:name="Noto Sans CJK SC2" svg:font-family="'Noto Sans CJK SC'" style:font-pitch="variable"/>
    <style:font-face style:name="PingFang SC" svg:font-family="'PingFang SC'" style:font-pitch="variable"/>
    <style:font-face style:name="Tahoma1" svg:font-family="Tahoma" style:font-pitch="variable"/>
    <style:font-face style:name="MS PGothic2" svg:font-family="'MS PGothic'" style:font-family-generic="modern" style:font-pitch="variable"/>
    <style:font-face style:name="Noto Sans CJK SC1" svg:font-family="'Noto Sans CJK SC'" style:font-family-generic="modern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5" svg:font-family="Arial" style:font-family-generic="system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PGothic1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 style:list-style-name="L4">
      <style:graphic-properties draw:stroke="none" svg:stroke-width="0cm" draw:fill="none" draw:textarea-horizontal-align="center" draw:textarea-vertical-align="top" draw:auto-grow-height="false" draw:fit-to-size="false" style:shrink-to-fit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 style:list-style-name="L4">
      <style:graphic-properties draw:stroke="none" svg:stroke-width="0cm" draw:fill="none" draw:textarea-horizontal-align="center" draw:textarea-vertical-align="top" draw:auto-grow-height="false" draw:fit-to-size="false" style:shrink-to-fit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 style:list-style-name="L4">
      <style:graphic-properties draw:stroke="none" svg:stroke-width="0cm" draw:fill="none" draw:textarea-horizontal-align="center" draw:textarea-vertical-align="top" draw:auto-grow-height="false" draw:fit-to-size="false" style:shrink-to-fit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_20_with_20_no_20_fill_20_and_20_no_20_line" style:list-style-name="L4">
      <style:graphic-properties draw:stroke="none" svg:stroke-width="0cm" draw:fill="none" draw:textarea-horizontal-align="center" draw:textarea-vertical-align="top" draw:auto-grow-height="false" draw:fit-to-size="false" style:shrink-to-fit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Object_20_with_20_no_20_fill_20_and_20_no_20_line" style:list-style-name="L4">
      <style:graphic-properties draw:stroke="none" svg:stroke-width="0cm" draw:fill="none" draw:textarea-horizontal-align="center" draw:textarea-vertical-align="top" draw:auto-grow-height="false" draw:fit-to-size="false" style:shrink-to-fit="false" draw:fit-to-contour="true" fo:min-height="11.049cm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_32__5f_THM-Titelfolie-outline1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" style:family="presentation" style:parent-style-name="_32__5f_THM-Titelfolie-notes">
      <style:graphic-properties draw:fill-color="#ffffff" fo:min-height="13.364cm"/>
      <style:paragraph-properties style:writing-mode="lr-tb"/>
    </style:style>
    <style:style style:name="pr3" style:family="presentation" style:parent-style-name="Kapitelfolie_20_mit_20_Bilder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4" style:family="presentation" style:parent-style-name="Kapitelfolie_20_mit_20_Bilder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" style:family="presentation" style:parent-style-name="Kapitelfolie_20_mit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Kapitelfolie_20_mit_20_Bilder-notes">
      <style:graphic-properties draw:fill-color="#ffffff" fo:min-height="13.364cm"/>
      <style:paragraph-properties style:writing-mode="lr-tb"/>
    </style:style>
    <style:style style:name="pr7" style:family="presentation" style:parent-style-name="Text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extfolie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9" style:family="presentation" style:parent-style-name="Text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0" style:family="presentation" style:parent-style-name="Textfolie-notes">
      <style:graphic-properties draw:fill-color="#ffffff" fo:min-height="13.364cm"/>
      <style:paragraph-properties style:writing-mode="lr-tb"/>
    </style:style>
    <style:style style:name="pr11" style:family="presentation" style:parent-style-name="_31__5f_Text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_31__5f_Textfolie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3" style:family="presentation" style:parent-style-name="_31__5f_Text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14" style:family="presentation" style:parent-style-name="_31__5f_Text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cm" fo:padding-right="0.25cm" fo:wrap-option="wrap"/>
      <style:paragraph-properties style:writing-mode="lr-tb"/>
    </style:style>
    <style:style style:name="pr15" style:family="presentation" style:parent-style-name="_31__5f_Text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cm" fo:padding-right="0.25cm" fo:wrap-option="wrap"/>
      <style:paragraph-properties style:writing-mode="lr-tb"/>
    </style:style>
    <style:style style:name="pr16" style:family="presentation" style:parent-style-name="_31__5f_Text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cm" fo:padding-right="0.25cm" fo:wrap-option="wrap"/>
      <style:paragraph-properties style:writing-mode="lr-tb"/>
    </style:style>
    <style:style style:name="pr17" style:family="presentation" style:parent-style-name="_31__5f_Textfolie-notes">
      <style:graphic-properties draw:fill-color="#ffffff" fo:min-height="13.364cm"/>
      <style:paragraph-properties style:writing-mode="lr-tb"/>
    </style:style>
    <style:style style:name="pr18" style:family="presentation" style:parent-style-name="Kapitelfolie_20_mit_20_Bilder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19" style:family="presentation" style:parent-style-name="Kapitelfolie_20_mit_20_Bilder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0" style:family="presentation" style:parent-style-name="Kapitelfolie_20_mit_20_Bilder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1" style:family="presentation" style:parent-style-name="Kapitelfolie_20_mit_20_Bilder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22" style:family="presentation" style:parent-style-name="_31__5f_Textfeld_2b_Aufzählung_20_im_20_Bloc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_31__5f_Textfeld_2b_Aufzählung_20_im_20_Block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24" style:family="presentation" style:parent-style-name="_31__5f_Textfeld_2b_Aufzählung_20_im_20_Block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cm" fo:wrap-option="wrap"/>
      <style:paragraph-properties style:writing-mode="lr-tb"/>
    </style:style>
    <style:style style:name="pr25" style:family="presentation" style:parent-style-name="_31__5f_Textfeld_2b_Aufzählung_20_im_20_Block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cm" fo:wrap-option="wrap"/>
      <style:paragraph-properties style:writing-mode="lr-tb"/>
    </style:style>
    <style:style style:name="pr26" style:family="presentation" style:parent-style-name="_31__5f_Textfeld_2b_Aufzählung_20_im_20_Block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cm" fo:wrap-option="wrap"/>
      <style:paragraph-properties style:writing-mode="lr-tb"/>
    </style:style>
    <style:style style:name="pr27" style:family="presentation" style:parent-style-name="_31__5f_Textfeld_2b_Aufzählung_20_im_20_Block-notes">
      <style:graphic-properties draw:fill-color="#ffffff" fo:min-height="13.364cm"/>
      <style:paragraph-properties style:writing-mode="lr-tb"/>
    </style:style>
    <style:style style:name="pr28" style:family="presentation" style:parent-style-name="_32__5f_Textfeld_2b_Aufzählung_20_im_20_Bloc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_32__5f_Textfeld_2b_Aufzählung_20_im_20_Block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0" style:family="presentation" style:parent-style-name="_32__5f_Textfeld_2b_Aufzählung_20_im_20_Block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cm" fo:wrap-option="wrap"/>
      <style:paragraph-properties style:writing-mode="lr-tb"/>
    </style:style>
    <style:style style:name="pr31" style:family="presentation" style:parent-style-name="_32__5f_Textfeld_2b_Aufzählung_20_im_20_Block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cm" fo:wrap-option="wrap"/>
      <style:paragraph-properties style:writing-mode="lr-tb"/>
    </style:style>
    <style:style style:name="pr32" style:family="presentation" style:parent-style-name="_32__5f_Textfeld_2b_Aufzählung_20_im_20_Block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cm" fo:wrap-option="wrap"/>
      <style:paragraph-properties style:writing-mode="lr-tb"/>
    </style:style>
    <style:style style:name="pr33" style:family="presentation" style:parent-style-name="_32__5f_Textfeld_2b_Aufzählung_20_im_20_Block-notes">
      <style:graphic-properties draw:fill-color="#ffffff" fo:min-height="13.364cm"/>
      <style:paragraph-properties style:writing-mode="lr-tb"/>
    </style:style>
    <style:style style:name="pr34" style:family="presentation" style:parent-style-name="Aufzählungsfeld_20_1_2c_5_20_zeilig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35" style:family="presentation" style:parent-style-name="Aufzählungsfeld_20_1_2c_5_20_zeilig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6" style:family="presentation" style:parent-style-name="Aufzählungsfeld_20_1_2c_5_20_zeil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Aufzählungsfeld_20_1_2c_5_20_zeilig-notes">
      <style:graphic-properties draw:fill-color="#ffffff" fo:min-height="13.364cm"/>
      <style:paragraph-properties style:writing-mode="lr-tb"/>
    </style:style>
    <style:style style:name="pr38" style:family="presentation" style:parent-style-name="_31__5f_Kapitelfolie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39" style:family="presentation" style:parent-style-name="_31__5f_Kap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_31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1" style:family="presentation" style:parent-style-name="_31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2" style:family="presentation" style:parent-style-name="_31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3" style:family="presentation" style:parent-style-name="_31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4" style:family="presentation" style:parent-style-name="_31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5" style:family="presentation" style:parent-style-name="_31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6" style:family="presentation" style:parent-style-name="_31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7" style:family="presentation" style:parent-style-name="_31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8" style:family="presentation" style:parent-style-name="_31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49" style:family="presentation" style:parent-style-name="_31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0" style:family="presentation" style:parent-style-name="_31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1" style:family="presentation" style:parent-style-name="_31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2" style:family="presentation" style:parent-style-name="_31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3" style:family="presentation" style:parent-style-name="_31__5f_Kapitelfolie-notes">
      <style:graphic-properties draw:fill-color="#ffffff" fo:min-height="13.364cm"/>
      <style:paragraph-properties style:writing-mode="lr-tb"/>
    </style:style>
    <style:style style:name="pr54" style:family="presentation" style:parent-style-name="_32__5f_Kapitelfolie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55" style:family="presentation" style:parent-style-name="_32__5f_Kap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6" style:family="presentation" style:parent-style-name="_32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7" style:family="presentation" style:parent-style-name="_32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8" style:family="presentation" style:parent-style-name="_32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59" style:family="presentation" style:parent-style-name="_32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0" style:family="presentation" style:parent-style-name="_32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1" style:family="presentation" style:parent-style-name="_32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2" style:family="presentation" style:parent-style-name="_32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3" style:family="presentation" style:parent-style-name="_32__5f_Kapitelfolie-notes">
      <style:graphic-properties draw:fill-color="#ffffff" fo:min-height="13.364cm"/>
      <style:paragraph-properties style:writing-mode="lr-tb"/>
    </style:style>
    <style:style style:name="pr64" style:family="presentation" style:parent-style-name="_33__5f_Kapitelfolie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65" style:family="presentation" style:parent-style-name="_33__5f_Kap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6" style:family="presentation" style:parent-style-name="_33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7" style:family="presentation" style:parent-style-name="_33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8" style:family="presentation" style:parent-style-name="_33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69" style:family="presentation" style:parent-style-name="_33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0" style:family="presentation" style:parent-style-name="_33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1" style:family="presentation" style:parent-style-name="_33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2" style:family="presentation" style:parent-style-name="_33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3" style:family="presentation" style:parent-style-name="_33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4" style:family="presentation" style:parent-style-name="_33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5" style:family="presentation" style:parent-style-name="_33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6" style:family="presentation" style:parent-style-name="_33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7" style:family="presentation" style:parent-style-name="_33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8" style:family="presentation" style:parent-style-name="_33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79" style:family="presentation" style:parent-style-name="_33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80" style:family="presentation" style:parent-style-name="_33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81" style:family="presentation" style:parent-style-name="_33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82" style:family="presentation" style:parent-style-name="_33__5f_Kapitelfoli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83" style:family="presentation" style:parent-style-name="_33__5f_Kapitelfolie-notes">
      <style:graphic-properties draw:fill-color="#ffffff" fo:min-height="13.364cm"/>
      <style:paragraph-properties style:writing-mode="lr-tb"/>
    </style:style>
    <style:style style:name="pr84" style:family="presentation" style:parent-style-name="Zwei_20_Inhalte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85" style:family="presentation" style:parent-style-name="Zwei_20_Inhalte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86" style:family="presentation" style:parent-style-name="Zwei_20_Inhalte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87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88" style:family="presentation" style:parent-style-name="Zwei_20_Inhalte-notes">
      <style:graphic-properties draw:fill-color="#ffffff" fo:min-height="13.364cm"/>
      <style:paragraph-properties style:writing-mode="lr-tb"/>
    </style:style>
    <style:style style:name="pr89" style:family="presentation" style:parent-style-name="_31__5f_Aufzählungsfeld_2b_Bild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90" style:family="presentation" style:parent-style-name="_31__5f_Aufzählungsfeld_2b_Bild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91" style:family="presentation" style:parent-style-name="_31__5f_Aufzählungsfeld_2b_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2" style:family="presentation" style:parent-style-name="_31__5f_Aufzählungsfeld_2b_Bild-notes">
      <style:graphic-properties draw:fill-color="#ffffff" fo:min-height="13.364cm"/>
      <style:paragraph-properties style:writing-mode="lr-tb"/>
    </style:style>
    <style:style style:name="pr93" style:family="presentation" style:parent-style-name="Textfeld_2b_Aufzählungsfeld_2b_Bild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94" style:family="presentation" style:parent-style-name="Textfeld_2b_Aufzählungsfeld_2b_Bild-title" style:list-style-name="L5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pr95" style:family="presentation" style:parent-style-name="Textfeld_2b_Aufzählungsfeld_2b_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6" style:family="presentation" style:parent-style-name="Textfeld_2b_Aufzählungsfeld_2b_Bild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/>
      <style:paragraph-properties style:writing-mode="lr-tb"/>
    </style:style>
    <style:style style:name="pr97" style:family="presentation" style:parent-style-name="Textfeld_2b_Aufzählungsfeld_2b_Bil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155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start" style:punctuation-wrap="hanging" style:writing-mode="lr-tb"/>
    </style:style>
    <style:style style:name="P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P8" style:family="paragraph">
      <style:paragraph-properties fo:margin-top="0cm" fo:margin-bottom="0cm" fo:line-height="100%" fo:text-align="end" style:punctuation-wrap="hanging" style:writing-mode="lr-tb"/>
      <style:text-properties fo:font-size="11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4a5c66" style:text-line-through-style="none" style:text-line-through-type="none" style:text-position="0% 100%" style:font-name="Arial4" fo:font-size="22pt" fo:letter-spacing="normal" fo:font-style="normal" style:text-underline-style="none" fo:font-weight="bold" style:font-name-asian="MS PGothic3" style:font-size-asian="22pt" style:font-style-asian="normal" style:font-weight-asian="bold" style:font-name-complex="Arial4" style:font-size-complex="22pt" style:font-style-complex="normal" style:font-weight-complex="bold"/>
    </style:style>
    <style:style style:name="P11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a5c66" style:text-line-through-style="none" style:text-line-through-type="none" style:text-position="0% 100%" style:font-name="Arial4" fo:font-size="18pt" fo:letter-spacing="normal" fo:font-style="normal" style:text-underline-style="none" fo:font-weight="normal" style:font-name-asian="MS PGothic3" style:font-size-asian="18pt" style:font-style-asian="normal" style:font-weight-asian="normal" style:font-name-complex="Arial4" style:font-size-complex="18pt" style:font-style-complex="normal" style:font-weight-complex="normal"/>
    </style:style>
    <style:style style:name="P12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Arial4" fo:font-size="24pt" fo:letter-spacing="normal" fo:font-style="normal" style:text-underline-style="none" fo:font-weight="bold" style:font-name-asian="MS PGothic3" style:font-size-asian="24pt" style:font-style-asian="normal" style:font-weight-asian="bold" style:font-name-complex="Arial4" style:font-size-complex="24pt" style:font-style-complex="normal" style:font-weight-complex="bold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language="de" fo:country="DE" fo:font-style="normal" style:text-underline-style="none" fo:font-weight="normal" style:font-name-asian="MS PGothic5" style:font-style-asian="normal" style:font-weight-asian="normal" style:font-style-complex="normal" style:font-weight-complex="normal"/>
    </style:style>
    <style:style style:name="P14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Arial4" fo:font-size="16pt" fo:letter-spacing="normal" fo:font-style="normal" style:text-underline-style="none" fo:font-weight="bold" style:font-name-asian="MS PGothic3" style:font-size-asian="16pt" style:font-style-asian="normal" style:font-weight-asian="bold" style:font-name-complex="Arial4" style:font-size-complex="16pt" style:font-style-complex="normal" style:font-weight-complex="bold"/>
    </style:style>
    <style:style style:name="P15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4a5c66" style:text-line-through-style="none" style:text-line-through-type="none" style:text-position="0% 100%" style:font-name="Arial4" fo:font-size="18pt" fo:letter-spacing="normal" fo:font-style="normal" style:text-underline-style="none" fo:font-weight="normal" style:font-name-asian="MS PGothic3" style:font-size-asian="18pt" style:font-style-asian="normal" style:font-weight-asian="normal" style:font-name-complex="Arial4" style:font-size-complex="18pt" style:font-style-complex="normal" style:font-weight-complex="normal"/>
    </style:style>
    <style:style style:name="P16" style:family="paragraph">
      <loext:graphic-properties draw:fill="none"/>
      <style:paragraph-properties fo:margin-left="0cm" fo:margin-right="0cm" fo:margin-top="0.141cm" fo:margin-bottom="0cm" fo:line-height="1.446cm" fo:text-align="start" fo:text-indent="0cm" style:punctuation-wrap="hanging" style:writing-mode="lr-tb" style:font-independent-line-spacing="true"/>
      <style:text-properties fo:font-variant="normal" fo:text-transform="none" fo:color="#4a5c66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MS PGothic3" style:font-size-asian="20pt" style:font-style-asian="normal" style:font-weight-asian="normal" style:font-name-complex="Arial4" style:font-size-complex="20pt" style:font-style-complex="normal" style:font-weight-complex="normal"/>
    </style:style>
    <style:style style:name="P17" style:family="paragraph">
      <loext:graphic-properties draw:fill="none"/>
      <style:paragraph-properties fo:margin-left="0cm" fo:margin-right="0cm" fo:margin-top="0.09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Arial4" fo:font-size="14pt" fo:letter-spacing="normal" fo:font-style="normal" style:text-underline-style="none" fo:font-weight="normal" style:font-name-asian="MS PGothic3" style:font-size-asian="14pt" style:font-style-asian="normal" style:font-weight-asian="normal" style:font-name-complex="Arial4" style:font-size-complex="14pt" style:font-style-complex="normal" style:font-weight-complex="normal"/>
    </style:style>
    <style:style style:name="P18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a5c66" style:text-line-through-style="none" style:text-line-through-type="none" style:text-position="0% 100%" style:font-name="Arial4" fo:font-size="16pt" fo:letter-spacing="normal" fo:font-style="normal" style:text-underline-style="none" fo:font-weight="bold" style:font-name-asian="MS PGothic3" style:font-size-asian="16pt" style:font-style-asian="normal" style:font-weight-asian="bold" style:font-name-complex="Arial4" style:font-size-complex="16pt" style:font-style-complex="normal" style:font-weight-complex="bold"/>
    </style:style>
    <style:style style:name="T1" style:family="text">
      <style:text-properties fo:font-variant="normal" fo:text-transform="none" fo:color="#4a5c66" style:text-line-through-style="none" style:text-line-through-type="none" style:text-position="0% 100%" style:font-name="Arial4" fo:font-size="22pt" fo:letter-spacing="normal" fo:language="de" fo:country="DE" fo:font-style="normal" style:text-underline-style="none" fo:font-weight="bold" style:font-name-asian="MS PGothic3" style:font-size-asian="22pt" style:font-style-asian="normal" style:font-weight-asian="bold" style:font-name-complex="Arial4" style:font-size-complex="22pt" style:font-style-complex="normal" style:font-weight-complex="bold"/>
    </style:style>
    <style:style style:name="T2" style:family="text">
      <style:text-properties fo:font-variant="normal" fo:text-transform="none" fo:color="#4a5c66" style:text-line-through-style="none" style:text-line-through-type="none" style:text-position="0% 100%" style:font-name="Arial" fo:font-size="22pt" fo:letter-spacing="normal" fo:language="de" fo:country="DE" fo:font-style="normal" style:text-underline-style="none" fo:font-weight="bold" style:font-name-asian="MS PGothic5" style:font-size-asian="22pt" style:font-style-asian="normal" style:font-weight-asian="bold" style:font-name-complex="Arial" style:font-size-complex="2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4" fo:font-size="16pt" fo:letter-spacing="normal" fo:language="de" fo:country="DE" fo:font-style="normal" style:text-underline-style="none" fo:font-weight="bold" style:font-name-asian="MS PGothic3" style:font-size-asian="16pt" style:font-style-asian="normal" style:font-weight-asian="bold" style:font-name-complex="Arial4" style:font-size-complex="1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font-name-asian="MS PGothic5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fo:color="#80ba24" fo:font-size="10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HM-Titelfolie" presentation:presentation-page-layout-name="AL1T0">
        <draw:frame draw:name="Textplatzhalter 1" presentation:style-name="pr1" draw:text-style-name="P2" draw:layer="layout" svg:width="6.6cm" svg:height="6.198cm" svg:x="17.1cm" svg:y="10.326cm" presentation:class="outline" presentation:user-transformed="true">
          <draw:text-box>
            <text:p text:style-name="P1"><text:span text:style-name="T1">Projektphase - </text:span></text:p>
            <text:p text:style-name="P1"><text:span text:style-name="T1">Tristan Wolfram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seite für THM Standorte " draw:style-name="dp1" draw:master-page-name="Kapitelfolie_20_mit_20_Bilder">
        <draw:frame draw:name="Bild 6" draw:style-name="gr2" draw:text-style-name="P4" draw:layer="layout" svg:width="7.35cm" svg:height="12.602cm" svg:x="16.925cm" svg:y="4.723cm">
          <draw:image xlink:href="Pictures/100000000000027C00000465F87B02E0B298DE17.jpg" xlink:type="simple" xlink:show="embed" xlink:actuate="onLoad" loext:mime-type="image/jpeg">
            <text:p/>
          </draw:image>
        </draw:frame>
        <draw:frame draw:name="Bild 1" draw:style-name="gr2" draw:text-style-name="P4" draw:layer="layout" svg:width="7.346cm" svg:height="12.602cm" svg:x="8.925cm" svg:y="4.723cm">
          <draw:image xlink:href="Pictures/100000000000027C00000465FDAC2C437D6C2601.jpg" xlink:type="simple" xlink:show="embed" xlink:actuate="onLoad" loext:mime-type="image/jpeg">
            <text:p/>
          </draw:image>
        </draw:frame>
        <draw:frame draw:name="Bild 1" draw:style-name="gr2" draw:text-style-name="P4" draw:layer="layout" svg:width="7.359cm" svg:height="12.602cm" svg:x="0.908cm" svg:y="4.723cm">
          <draw:image xlink:href="Pictures/100000000000027E00000466F32A65035581957F.jpg" xlink:type="simple" xlink:show="embed" xlink:actuate="onLoad" loext:mime-type="image/jpeg">
            <text:p/>
          </draw:image>
        </draw:frame>
        <draw:frame draw:name="Titel 1" presentation:style-name="pr3" draw:text-style-name="P2" draw:layer="layout" svg:width="23.591cm" svg:height="1.6cm" svg:x="0.9cm" svg:y="3cm" presentation:class="title" presentation:user-transformed="true">
          <draw:text-box>
            <text:p text:style-name="P5"><text:span text:style-name="T2">Beispielseite für THM Standorte </text:span></text:p>
          </draw:text-box>
        </draw:frame>
        <draw:frame draw:name="Textplatzhalter 1" presentation:style-name="pr4" draw:text-style-name="P7" draw:layer="layout" svg:width="6.451cm" svg:height="1.745cm" svg:x="1.584cm" svg:y="5.231cm" presentation:class="outline" presentation:user-transformed="true">
          <draw:text-box>
            <text:p text:style-name="P6"><text:span text:style-name="T3">BLINDTEXT</text:span></text:p>
          </draw:text-box>
        </draw:frame>
        <draw:frame draw:name="Textplatzhalter 2" presentation:style-name="pr4" draw:text-style-name="P7" draw:layer="layout" svg:width="6.673cm" svg:height="2.058cm" svg:x="9.598cm" svg:y="5.265cm" presentation:class="outline" presentation:user-transformed="true">
          <draw:text-box>
            <text:p text:style-name="P6"><text:span text:style-name="T3">BLINDTEXT</text:span></text:p>
          </draw:text-box>
        </draw:frame>
        <draw:frame draw:name="Textplatzhalter 3" presentation:style-name="pr4" draw:text-style-name="P7" draw:layer="layout" svg:width="6.64cm" svg:height="2.248cm" svg:x="17.634cm" svg:y="5.276cm" presentation:class="outline" presentation:user-transformed="true">
          <draw:text-box>
            <text:p text:style-name="P6"><text:span text:style-name="T3">BLINDTEXT</text:span></text:p>
          </draw:text-box>
        </draw:frame>
        <draw:frame draw:name="Foliennummernplatzhalter 4" presentation:style-name="pr5" draw:text-style-name="P9" draw:layer="layout" svg:width="1.326cm" svg:height="0.74cm" svg:x="23.301cm" svg:y="18.18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xtfolie">
        <draw:frame draw:name="Foliennummernplatzhalter 1" presentation:style-name="pr7" draw:text-style-name="P9" draw:layer="layout" svg:width="1.326cm" svg:height="0.74cm" svg:x="23.301cm" svg:y="18.18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el 2" presentation:style-name="pr8" draw:text-style-name="P10" draw:layer="layout" svg:width="23.393cm" svg:height="1.595cm" svg:x="0.9cm" svg:y="3cm" presentation:class="title" presentation:placeholder="true" presentation:user-transformed="true">
          <draw:text-box/>
        </draw:frame>
        <draw:frame draw:name="Textplatzhalter 3" presentation:style-name="pr9" draw:text-style-name="P11" draw:layer="layout" svg:width="23.4cm" svg:height="12.825cm" svg:x="0.9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extfolie">
        <draw:frame draw:name="Foliennummernplatzhalter 1" presentation:style-name="pr11" draw:text-style-name="P9" draw:layer="layout" svg:width="1.326cm" svg:height="0.74cm" svg:x="23.301cm" svg:y="18.18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el 2" presentation:style-name="pr12" draw:text-style-name="P10" draw:layer="layout" svg:width="23.393cm" svg:height="1.595cm" svg:x="0.9cm" svg:y="3cm" presentation:class="title" presentation:placeholder="true" presentation:user-transformed="true">
          <draw:text-box/>
        </draw:frame>
        <draw:frame draw:name="Textplatzhalter 3" presentation:style-name="pr13" draw:text-style-name="P11" draw:layer="layout" svg:width="23.4cm" svg:height="4.824cm" svg:x="0.9cm" svg:y="4.5cm" presentation:class="outline" presentation:placeholder="true" presentation:user-transformed="true">
          <draw:text-box/>
        </draw:frame>
        <draw:frame draw:name="Textplatzhalter 4" presentation:style-name="pr14" draw:text-style-name="P12" draw:layer="layout" svg:width="6cm" svg:height="2.134cm" svg:x="1.43cm" svg:y="10.32cm" presentation:class="outline" presentation:placeholder="true" presentation:user-transformed="true">
          <draw:text-box/>
        </draw:frame>
        <draw:frame draw:name="Textplatzhalter 5" presentation:style-name="pr15" draw:text-style-name="P12" draw:layer="layout" svg:width="6cm" svg:height="2.134cm" svg:x="9.45cm" svg:y="10.32cm" presentation:class="outline" presentation:placeholder="true" presentation:user-transformed="true">
          <draw:text-box/>
        </draw:frame>
        <draw:frame draw:name="Textplatzhalter 6" presentation:style-name="pr16" draw:text-style-name="P12" draw:layer="layout" svg:width="6cm" svg:height="2.134cm" svg:x="17.45cm" svg:y="10.32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Kapitelfolie_20_mit_20_Bilder">
        <draw:frame draw:name="Bildplatzhalter 1" draw:style-name="gr3" draw:text-style-name="P13" draw:layer="layout" svg:width="7.345cm" svg:height="12.6cm" svg:x="16.929cm" svg:y="4.724cm" presentation:class="graphic" presentation:placeholder="true" presentation:user-transformed="true"/>
        <draw:frame draw:name="Bildplatzhalter 2" draw:style-name="gr4" draw:text-style-name="P13" draw:layer="layout" svg:width="7.345cm" svg:height="12.6cm" svg:x="0.9cm" svg:y="4.724cm" presentation:class="graphic" presentation:placeholder="true" presentation:user-transformed="true"/>
        <draw:frame draw:name="Bildplatzhalter 3" draw:style-name="gr5" draw:text-style-name="P13" draw:layer="layout" svg:width="7.345cm" svg:height="12.602cm" svg:x="8.9cm" svg:y="4.723cm" presentation:class="graphic" presentation:placeholder="true" presentation:user-transformed="true"/>
        <draw:frame draw:name="Titel 4" presentation:style-name="pr18" draw:text-style-name="P10" draw:layer="layout" svg:width="23.591cm" svg:height="1.6cm" svg:x="0.9cm" svg:y="3cm" presentation:class="title" presentation:placeholder="true" presentation:user-transformed="true">
          <draw:text-box/>
        </draw:frame>
        <draw:frame draw:name="Foliennummernplatzhalter 5" presentation:style-name="pr5" draw:text-style-name="P9" draw:layer="layout" svg:width="1.326cm" svg:height="0.74cm" svg:x="23.301cm" svg:y="18.18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extplatzhalter 6" presentation:style-name="pr19" draw:text-style-name="P14" draw:layer="layout" svg:width="6.451cm" svg:height="1.745cm" svg:x="1.584cm" svg:y="5.231cm" presentation:class="outline" presentation:placeholder="true" presentation:user-transformed="true">
          <draw:text-box/>
        </draw:frame>
        <draw:frame draw:name="Textplatzhalter 7" presentation:style-name="pr20" draw:text-style-name="P14" draw:layer="layout" svg:width="6.673cm" svg:height="2.058cm" svg:x="9.598cm" svg:y="5.048cm" presentation:class="outline" presentation:placeholder="true" presentation:user-transformed="true">
          <draw:text-box/>
        </draw:frame>
        <draw:frame draw:name="Textplatzhalter 8" presentation:style-name="pr21" draw:text-style-name="P14" draw:layer="layout" svg:width="6.64cm" svg:height="2.248cm" svg:x="17.634cm" svg:y="5.04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extfeld_2b_Aufzählung_20_im_20_Block">
        <draw:frame draw:name="Foliennummernplatzhalter 1" presentation:style-name="pr22" draw:text-style-name="P9" draw:layer="layout" svg:width="1.326cm" svg:height="0.74cm" svg:x="23.301cm" svg:y="18.18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el 2" presentation:style-name="pr23" draw:text-style-name="P10" draw:layer="layout" svg:width="23.393cm" svg:height="1.595cm" svg:x="0.9cm" svg:y="3cm" presentation:class="title" presentation:placeholder="true" presentation:user-transformed="true">
          <draw:text-box/>
        </draw:frame>
        <draw:frame draw:name="Textplatzhalter 3" presentation:style-name="pr24" draw:text-style-name="P11" draw:layer="layout" svg:width="23.626cm" svg:height="3.694cm" svg:x="0.9cm" svg:y="4.5cm" presentation:class="outline" presentation:placeholder="true" presentation:user-transformed="true">
          <draw:text-box/>
        </draw:frame>
        <draw:frame draw:name="Textplatzhalter 4" presentation:style-name="pr25" draw:text-style-name="P15" draw:layer="layout" svg:width="17.88cm" svg:height="4.246cm" svg:x="6.357cm" svg:y="8.279cm" presentation:class="outline" presentation:placeholder="true" presentation:user-transformed="true">
          <draw:text-box/>
        </draw:frame>
        <draw:frame draw:name="Textplatzhalter 5" presentation:style-name="pr26" draw:text-style-name="P15" draw:layer="layout" svg:width="17.88cm" svg:height="4.246cm" svg:x="6.378cm" svg:y="12.9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2__5f_Textfeld_2b_Aufzählung_20_im_20_Block">
        <draw:frame draw:name="Foliennummernplatzhalter 1" presentation:style-name="pr28" draw:text-style-name="P9" draw:layer="layout" svg:width="1.326cm" svg:height="0.74cm" svg:x="23.301cm" svg:y="18.18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itel 2" presentation:style-name="pr29" draw:text-style-name="P10" draw:layer="layout" svg:width="23.393cm" svg:height="1.595cm" svg:x="0.9cm" svg:y="3cm" presentation:class="title" presentation:placeholder="true" presentation:user-transformed="true">
          <draw:text-box/>
        </draw:frame>
        <draw:frame draw:name="Textplatzhalter 3" presentation:style-name="pr30" draw:text-style-name="P11" draw:layer="layout" svg:width="23.626cm" svg:height="3.694cm" svg:x="0.9cm" svg:y="4.5cm" presentation:class="outline" presentation:placeholder="true" presentation:user-transformed="true">
          <draw:text-box/>
        </draw:frame>
        <draw:frame draw:name="Textplatzhalter 4" presentation:style-name="pr31" draw:text-style-name="P15" draw:layer="layout" svg:width="17.88cm" svg:height="4.246cm" svg:x="6.357cm" svg:y="7.879cm" presentation:class="outline" presentation:placeholder="true" presentation:user-transformed="true">
          <draw:text-box/>
        </draw:frame>
        <draw:frame draw:name="Textplatzhalter 5" presentation:style-name="pr32" draw:text-style-name="P15" draw:layer="layout" svg:width="17.88cm" svg:height="4.246cm" svg:x="6.36cm" svg:y="13.27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ufzählungsfeld_20_1_2c_5_20_zeilig">
        <draw:frame draw:name="Inhaltsplatzhalter 1" presentation:style-name="pr34" draw:text-style-name="P16" draw:layer="layout" svg:width="23.259cm" svg:height="12.825cm" svg:x="0.9cm" svg:y="4.3cm" presentation:class="outline" presentation:placeholder="true" presentation:user-transformed="true">
          <draw:text-box/>
        </draw:frame>
        <draw:frame draw:name="Titel 2" presentation:style-name="pr35" draw:text-style-name="P10" draw:layer="layout" svg:width="23.389cm" svg:height="1.599cm" svg:x="0.9cm" svg:y="3cm" presentation:class="title" presentation:placeholder="true" presentation:user-transformed="true">
          <draw:text-box/>
        </draw:frame>
        <draw:frame draw:name="Foliennummernplatzhalter 3" presentation:style-name="pr36" draw:text-style-name="P9" draw:layer="layout" svg:width="1.326cm" svg:height="0.74cm" svg:x="23.301cm" svg:y="18.18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Kapitelfolie">
        <draw:frame draw:name="Titel 1" presentation:style-name="pr38" draw:text-style-name="P10" draw:layer="layout" svg:width="23.589cm" svg:height="1.599cm" svg:x="0.9cm" svg:y="3cm" presentation:class="title" presentation:placeholder="true" presentation:user-transformed="true">
          <draw:text-box/>
        </draw:frame>
        <draw:frame draw:name="Foliennummernplatzhalter 2" presentation:style-name="pr39" draw:text-style-name="P9" draw:layer="layout" svg:width="1.326cm" svg:height="0.74cm" svg:x="23.301cm" svg:y="18.18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extplatzhalter 3" presentation:style-name="pr40" draw:text-style-name="P11" draw:layer="layout" svg:width="23.591cm" svg:height="1.368cm" svg:x="0.9cm" svg:y="4.5cm" presentation:class="outline" presentation:placeholder="true" presentation:user-transformed="true">
          <draw:text-box/>
        </draw:frame>
        <draw:frame draw:name="Textplatzhalter 4" presentation:style-name="pr41" draw:text-style-name="P14" draw:layer="layout" svg:width="4.199cm" svg:height="1.804cm" svg:x="1.499cm" svg:y="6.32cm" presentation:class="outline" presentation:placeholder="true" presentation:user-transformed="true">
          <draw:text-box/>
        </draw:frame>
        <draw:frame draw:name="Textplatzhalter 5" presentation:style-name="pr42" draw:text-style-name="P14" draw:layer="layout" svg:width="4.199cm" svg:height="1.804cm" svg:x="7.5cm" svg:y="6.32cm" presentation:class="outline" presentation:placeholder="true" presentation:user-transformed="true">
          <draw:text-box/>
        </draw:frame>
        <draw:frame draw:name="Textplatzhalter 6" presentation:style-name="pr43" draw:text-style-name="P14" draw:layer="layout" svg:width="4.199cm" svg:height="1.804cm" svg:x="13.5cm" svg:y="6.32cm" presentation:class="outline" presentation:placeholder="true" presentation:user-transformed="true">
          <draw:text-box/>
        </draw:frame>
        <draw:frame draw:name="Textplatzhalter 7" presentation:style-name="pr44" draw:text-style-name="P14" draw:layer="layout" svg:width="4.199cm" svg:height="1.804cm" svg:x="1.5cm" svg:y="12.32cm" presentation:class="outline" presentation:placeholder="true" presentation:user-transformed="true">
          <draw:text-box/>
        </draw:frame>
        <draw:frame draw:name="Textplatzhalter 8" presentation:style-name="pr45" draw:text-style-name="P14" draw:layer="layout" svg:width="4.199cm" svg:height="1.804cm" svg:x="7.5cm" svg:y="12.32cm" presentation:class="outline" presentation:placeholder="true" presentation:user-transformed="true">
          <draw:text-box/>
        </draw:frame>
        <draw:frame draw:name="Textplatzhalter 9" presentation:style-name="pr46" draw:text-style-name="P14" draw:layer="layout" svg:width="4.199cm" svg:height="1.804cm" svg:x="13.5cm" svg:y="12.32cm" presentation:class="outline" presentation:placeholder="true" presentation:user-transformed="true">
          <draw:text-box/>
        </draw:frame>
        <draw:frame draw:name="Textplatzhalter 10" presentation:style-name="pr47" draw:text-style-name="P17" draw:layer="layout" svg:width="4.199cm" svg:height="3.224cm" svg:x="1.499cm" svg:y="7.5cm" presentation:class="outline" presentation:placeholder="true" presentation:user-transformed="true">
          <draw:text-box/>
        </draw:frame>
        <draw:frame draw:name="Textplatzhalter 11" presentation:style-name="pr48" draw:text-style-name="P17" draw:layer="layout" svg:width="4.749cm" svg:height="3.224cm" svg:x="7.5cm" svg:y="7.5cm" presentation:class="outline" presentation:placeholder="true" presentation:user-transformed="true">
          <draw:text-box/>
        </draw:frame>
        <draw:frame draw:name="Textplatzhalter 12" presentation:style-name="pr49" draw:text-style-name="P17" draw:layer="layout" svg:width="4.199cm" svg:height="3.224cm" svg:x="13.5cm" svg:y="7.5cm" presentation:class="outline" presentation:placeholder="true" presentation:user-transformed="true">
          <draw:text-box/>
        </draw:frame>
        <draw:frame draw:name="Textplatzhalter 13" presentation:style-name="pr50" draw:text-style-name="P17" draw:layer="layout" svg:width="4.199cm" svg:height="3.224cm" svg:x="1.499cm" svg:y="13.6cm" presentation:class="outline" presentation:placeholder="true" presentation:user-transformed="true">
          <draw:text-box/>
        </draw:frame>
        <draw:frame draw:name="Textplatzhalter 14" presentation:style-name="pr51" draw:text-style-name="P17" draw:layer="layout" svg:width="4.199cm" svg:height="3.224cm" svg:x="7.5cm" svg:y="13.5cm" presentation:class="outline" presentation:placeholder="true" presentation:user-transformed="true">
          <draw:text-box/>
        </draw:frame>
        <draw:frame draw:name="Textplatzhalter 15" presentation:style-name="pr52" draw:text-style-name="P17" draw:layer="layout" svg:width="4.199cm" svg:height="3.224cm" svg:x="13.5cm" svg:y="1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2__5f_Kapitelfolie">
        <draw:frame draw:name="Titel 1" presentation:style-name="pr54" draw:text-style-name="P10" draw:layer="layout" svg:width="23.589cm" svg:height="1.599cm" svg:x="0.9cm" svg:y="3cm" presentation:class="title" presentation:placeholder="true" presentation:user-transformed="true">
          <draw:text-box/>
        </draw:frame>
        <draw:frame draw:name="Foliennummernplatzhalter 2" presentation:style-name="pr55" draw:text-style-name="P9" draw:layer="layout" svg:width="1.326cm" svg:height="0.74cm" svg:x="23.301cm" svg:y="18.18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extplatzhalter 3" presentation:style-name="pr56" draw:text-style-name="P11" draw:layer="layout" svg:width="23.591cm" svg:height="0.824cm" svg:x="0.9cm" svg:y="4.5cm" presentation:class="outline" presentation:placeholder="true" presentation:user-transformed="true">
          <draw:text-box/>
        </draw:frame>
        <draw:frame draw:name="Textplatzhalter 4" presentation:style-name="pr57" draw:text-style-name="P18" draw:layer="layout" svg:width="4.199cm" svg:height="2.804cm" svg:x="1.499cm" svg:y="6.32cm" presentation:class="outline" presentation:placeholder="true" presentation:user-transformed="true">
          <draw:text-box/>
        </draw:frame>
        <draw:frame draw:name="Textplatzhalter 5" presentation:style-name="pr58" draw:text-style-name="P18" draw:layer="layout" svg:width="4.199cm" svg:height="2.804cm" svg:x="7.5cm" svg:y="6.32cm" presentation:class="outline" presentation:placeholder="true" presentation:user-transformed="true">
          <draw:text-box/>
        </draw:frame>
        <draw:frame draw:name="Textplatzhalter 6" presentation:style-name="pr59" draw:text-style-name="P18" draw:layer="layout" svg:width="4.199cm" svg:height="2.804cm" svg:x="13.5cm" svg:y="6.32cm" presentation:class="outline" presentation:placeholder="true" presentation:user-transformed="true">
          <draw:text-box/>
        </draw:frame>
        <draw:frame draw:name="Textplatzhalter 7" presentation:style-name="pr60" draw:text-style-name="P18" draw:layer="layout" svg:width="4.199cm" svg:height="2.804cm" svg:x="1.5cm" svg:y="12.32cm" presentation:class="outline" presentation:placeholder="true" presentation:user-transformed="true">
          <draw:text-box/>
        </draw:frame>
        <draw:frame draw:name="Textplatzhalter 8" presentation:style-name="pr61" draw:text-style-name="P18" draw:layer="layout" svg:width="4.199cm" svg:height="2.804cm" svg:x="7.5cm" svg:y="12.32cm" presentation:class="outline" presentation:placeholder="true" presentation:user-transformed="true">
          <draw:text-box/>
        </draw:frame>
        <draw:frame draw:name="Textplatzhalter 9" presentation:style-name="pr62" draw:text-style-name="P18" draw:layer="layout" svg:width="4.199cm" svg:height="2.804cm" svg:x="13.558cm" svg:y="12.3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3__5f_Kapitelfolie">
        <draw:frame draw:name="Titel 1" presentation:style-name="pr64" draw:text-style-name="P10" draw:layer="layout" svg:width="23.589cm" svg:height="1.599cm" svg:x="0.9cm" svg:y="3cm" presentation:class="title" presentation:placeholder="true" presentation:user-transformed="true">
          <draw:text-box/>
        </draw:frame>
        <draw:frame draw:name="Foliennummernplatzhalter 2" presentation:style-name="pr65" draw:text-style-name="P9" draw:layer="layout" svg:width="1.326cm" svg:height="0.74cm" svg:x="23.301cm" svg:y="18.18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extplatzhalter 3" presentation:style-name="pr66" draw:text-style-name="P11" draw:layer="layout" svg:width="23.591cm" svg:height="1.891cm" svg:x="0.9cm" svg:y="4.5cm" presentation:class="outline" presentation:placeholder="true" presentation:user-transformed="true">
          <draw:text-box/>
        </draw:frame>
        <draw:frame draw:name="Textplatzhalter 4" presentation:style-name="pr67" draw:text-style-name="P14" draw:layer="layout" svg:width="4.199cm" svg:height="1.804cm" svg:x="1.499cm" svg:y="6.32cm" presentation:class="outline" presentation:placeholder="true" presentation:user-transformed="true">
          <draw:text-box/>
        </draw:frame>
        <draw:frame draw:name="Textplatzhalter 5" presentation:style-name="pr68" draw:text-style-name="P17" draw:layer="layout" svg:width="4.199cm" svg:height="3.224cm" svg:x="1.499cm" svg:y="7.5cm" presentation:class="outline" presentation:placeholder="true" presentation:user-transformed="true">
          <draw:text-box/>
        </draw:frame>
        <draw:frame draw:name="Textplatzhalter 6" presentation:style-name="pr69" draw:text-style-name="P14" draw:layer="layout" svg:width="4.199cm" svg:height="1.804cm" svg:x="7.5cm" svg:y="6.32cm" presentation:class="outline" presentation:placeholder="true" presentation:user-transformed="true">
          <draw:text-box/>
        </draw:frame>
        <draw:frame draw:name="Textplatzhalter 7" presentation:style-name="pr70" draw:text-style-name="P17" draw:layer="layout" svg:width="4.749cm" svg:height="3.224cm" svg:x="7.5cm" svg:y="7.5cm" presentation:class="outline" presentation:placeholder="true" presentation:user-transformed="true">
          <draw:text-box/>
        </draw:frame>
        <draw:frame draw:name="Textplatzhalter 8" presentation:style-name="pr71" draw:text-style-name="P14" draw:layer="layout" svg:width="4.199cm" svg:height="1.804cm" svg:x="13.5cm" svg:y="6.32cm" presentation:class="outline" presentation:placeholder="true" presentation:user-transformed="true">
          <draw:text-box/>
        </draw:frame>
        <draw:frame draw:name="Textplatzhalter 9" presentation:style-name="pr72" draw:text-style-name="P17" draw:layer="layout" svg:width="4.199cm" svg:height="3.224cm" svg:x="13.5cm" svg:y="7.5cm" presentation:class="outline" presentation:placeholder="true" presentation:user-transformed="true">
          <draw:text-box/>
        </draw:frame>
        <draw:frame draw:name="Textplatzhalter 10" presentation:style-name="pr73" draw:text-style-name="P14" draw:layer="layout" svg:width="4.199cm" svg:height="1.804cm" svg:x="19.502cm" svg:y="6.311cm" presentation:class="outline" presentation:placeholder="true" presentation:user-transformed="true">
          <draw:text-box/>
        </draw:frame>
        <draw:frame draw:name="Textplatzhalter 11" presentation:style-name="pr74" draw:text-style-name="P17" draw:layer="layout" svg:width="4.199cm" svg:height="3.224cm" svg:x="19.502cm" svg:y="7.491cm" presentation:class="outline" presentation:placeholder="true" presentation:user-transformed="true">
          <draw:text-box/>
        </draw:frame>
        <draw:frame draw:name="Textplatzhalter 12" presentation:style-name="pr75" draw:text-style-name="P14" draw:layer="layout" svg:width="4.199cm" svg:height="1.804cm" svg:x="1.5cm" svg:y="12.32cm" presentation:class="outline" presentation:placeholder="true" presentation:user-transformed="true">
          <draw:text-box/>
        </draw:frame>
        <draw:frame draw:name="Textplatzhalter 13" presentation:style-name="pr76" draw:text-style-name="P17" draw:layer="layout" svg:width="4.199cm" svg:height="3.224cm" svg:x="1.499cm" svg:y="13.6cm" presentation:class="outline" presentation:placeholder="true" presentation:user-transformed="true">
          <draw:text-box/>
        </draw:frame>
        <draw:frame draw:name="Textplatzhalter 14" presentation:style-name="pr77" draw:text-style-name="P14" draw:layer="layout" svg:width="4.199cm" svg:height="1.804cm" svg:x="7.5cm" svg:y="12.32cm" presentation:class="outline" presentation:placeholder="true" presentation:user-transformed="true">
          <draw:text-box/>
        </draw:frame>
        <draw:frame draw:name="Textplatzhalter 15" presentation:style-name="pr78" draw:text-style-name="P17" draw:layer="layout" svg:width="4.199cm" svg:height="3.224cm" svg:x="7.5cm" svg:y="13.5cm" presentation:class="outline" presentation:placeholder="true" presentation:user-transformed="true">
          <draw:text-box/>
        </draw:frame>
        <draw:frame draw:name="Textplatzhalter 16" presentation:style-name="pr79" draw:text-style-name="P14" draw:layer="layout" svg:width="4.199cm" svg:height="1.804cm" svg:x="13.5cm" svg:y="12.32cm" presentation:class="outline" presentation:placeholder="true" presentation:user-transformed="true">
          <draw:text-box/>
        </draw:frame>
        <draw:frame draw:name="Textplatzhalter 17" presentation:style-name="pr80" draw:text-style-name="P17" draw:layer="layout" svg:width="4.199cm" svg:height="3.224cm" svg:x="13.5cm" svg:y="13.5cm" presentation:class="outline" presentation:placeholder="true" presentation:user-transformed="true">
          <draw:text-box/>
        </draw:frame>
        <draw:frame draw:name="Textplatzhalter 18" presentation:style-name="pr81" draw:text-style-name="P14" draw:layer="layout" svg:width="4.199cm" svg:height="1.804cm" svg:x="19.502cm" svg:y="12.32cm" presentation:class="outline" presentation:placeholder="true" presentation:user-transformed="true">
          <draw:text-box/>
        </draw:frame>
        <draw:frame draw:name="Textplatzhalter 19" presentation:style-name="pr82" draw:text-style-name="P17" draw:layer="layout" svg:width="4.199cm" svg:height="3.224cm" svg:x="19.502cm" svg:y="1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Zwei_20_Inhalte" presentation:presentation-page-layout-name="AL2T3">
        <draw:frame draw:name="Titel 1" presentation:style-name="pr84" draw:text-style-name="P10" draw:layer="layout" svg:width="23.589cm" svg:height="1.599cm" svg:x="0.9cm" svg:y="3cm" presentation:class="title" presentation:placeholder="true" presentation:user-transformed="true">
          <draw:text-box/>
        </draw:frame>
        <draw:frame draw:name="Inhaltsplatzhalter 2" presentation:style-name="pr85" draw:text-style-name="P15" draw:layer="layout" svg:width="11.341cm" svg:height="12.825cm" svg:x="0.9cm" svg:y="4.5cm" presentation:class="outline" presentation:placeholder="true" presentation:user-transformed="true">
          <draw:text-box/>
        </draw:frame>
        <draw:frame draw:name="Inhaltsplatzhalter 3" presentation:style-name="pr86" draw:text-style-name="P15" draw:layer="layout" svg:width="11.267cm" svg:height="12.825cm" svg:x="13.033cm" svg:y="4.5cm" presentation:class="outline" presentation:placeholder="true" presentation:user-transformed="true">
          <draw:text-box/>
        </draw:frame>
        <draw:frame draw:name="Foliennummernplatzhalter 4" presentation:style-name="pr87" draw:text-style-name="P9" draw:layer="layout" svg:width="1.326cm" svg:height="0.74cm" svg:x="23.301cm" svg:y="18.18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Aufzählungsfeld_2b_Bild">
        <draw:frame draw:name="Bildplatzhalter 1" draw:style-name="gr6" draw:text-style-name="P13" draw:layer="layout" svg:width="7.346cm" svg:height="12.825cm" svg:x="16.942cm" svg:y="4.5cm" presentation:class="graphic" presentation:placeholder="true" presentation:user-transformed="true"/>
        <draw:frame draw:name="Inhaltsplatzhalter 2" presentation:style-name="pr89" draw:text-style-name="P15" draw:layer="layout" svg:width="15.651cm" svg:height="12.825cm" svg:x="0.9cm" svg:y="4.5cm" presentation:class="outline" presentation:placeholder="true" presentation:user-transformed="true">
          <draw:text-box/>
        </draw:frame>
        <draw:frame draw:name="Titel 3" presentation:style-name="pr90" draw:text-style-name="P10" draw:layer="layout" svg:width="23.389cm" svg:height="1.599cm" svg:x="0.9cm" svg:y="3cm" presentation:class="title" presentation:placeholder="true" presentation:user-transformed="true">
          <draw:text-box/>
        </draw:frame>
        <draw:frame draw:name="Foliennummernplatzhalter 4" presentation:style-name="pr91" draw:text-style-name="P9" draw:layer="layout" svg:width="1.326cm" svg:height="0.74cm" svg:x="23.301cm" svg:y="18.18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xtfeld_2b_Aufzählungsfeld_2b_Bild">
        <draw:frame draw:name="Bildplatzhalter 1" draw:style-name="gr7" draw:text-style-name="P13" draw:layer="layout" svg:width="7.346cm" svg:height="12.825cm" svg:x="16.942cm" svg:y="4.5cm" presentation:class="graphic" presentation:placeholder="true" presentation:user-transformed="true"/>
        <draw:frame draw:name="Inhaltsplatzhalter 2" presentation:style-name="pr93" draw:text-style-name="P15" draw:layer="layout" svg:width="15.651cm" svg:height="8.825cm" svg:x="0.9cm" svg:y="8.5cm" presentation:class="outline" presentation:placeholder="true" presentation:user-transformed="true">
          <draw:text-box/>
        </draw:frame>
        <draw:frame draw:name="Titel 3" presentation:style-name="pr94" draw:text-style-name="P10" draw:layer="layout" svg:width="23.389cm" svg:height="1.599cm" svg:x="0.9cm" svg:y="3cm" presentation:class="title" presentation:placeholder="true" presentation:user-transformed="true">
          <draw:text-box/>
        </draw:frame>
        <draw:frame draw:name="Foliennummernplatzhalter 4" presentation:style-name="pr95" draw:text-style-name="P9" draw:layer="layout" svg:width="1.326cm" svg:height="0.74cm" svg:x="23.301cm" svg:y="18.186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Textplatzhalter 5" presentation:style-name="pr96" draw:text-style-name="P11" draw:layer="layout" svg:width="17.4cm" svg:height="3.977cm" svg:x="0.9cm" svg:y="4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3" svg:font-family="Calibri"/>
    <style:font-face style:name="MS PGothic5" svg:font-family="'MS PGothic'"/>
    <style:font-face style:name="MS PGothic" svg:font-family="'MS PGothic'" style:font-family-generic="modern"/>
    <style:font-face style:name="Arial3" svg:font-family="Arial" style:font-family-generic="swiss"/>
    <style:font-face style:name="Calibri" svg:font-family="Calibri" style:font-family-generic="swiss"/>
    <style:font-face style:name="MS PGothic3" svg:font-family="'MS PGothic'" style:font-family-generic="modern" style:font-pitch="fixed"/>
    <style:font-face style:name="Arial1" svg:font-family="Arial" style:font-pitch="variable"/>
    <style:font-face style:name="Arial Unicode MS" svg:font-family="'Arial Unicode MS'" style:font-pitch="variable"/>
    <style:font-face style:name="Calibri2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MS PGothic4" svg:font-family="'MS PGothic'" style:font-pitch="variable"/>
    <style:font-face style:name="Noto Sans CJK SC2" svg:font-family="'Noto Sans CJK SC'" style:font-pitch="variable"/>
    <style:font-face style:name="PingFang SC" svg:font-family="'PingFang SC'" style:font-pitch="variable"/>
    <style:font-face style:name="Tahoma1" svg:font-family="Tahoma" style:font-pitch="variable"/>
    <style:font-face style:name="MS PGothic2" svg:font-family="'MS PGothic'" style:font-family-generic="modern" style:font-pitch="variable"/>
    <style:font-face style:name="Noto Sans CJK SC1" svg:font-family="'Noto Sans CJK SC'" style:font-family-generic="modern" style:font-pitch="variable"/>
    <style:font-face style:name="Arial2" svg:font-family="Arial" style:font-family-generic="roman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5" svg:font-family="Arial" style:font-family-generic="system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PGothic1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2__5f_THM-Titelfolie-background" style:display-name="2_THM-Titelfolie-background" style:family="presentation">
      <style:graphic-properties draw:stroke="none" draw:fill="solid" draw:fill-color="#ffffff"/>
      <style:text-properties style:letter-kerning="true"/>
    </style:style>
    <style:style style:name="_32__5f_THM-Titelfolie-backgroundobjects" style:display-name="2_THM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HM-Titelfolie-notes" style:display-name="2_THM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HM-Titelfolie-outline1" style:display-name="2_THM-Titelfolie-outline1" style:family="presentation">
      <style:graphic-properties draw:stroke="none" draw:fill="none" draw:auto-grow-height="false" draw:fit-to-size="shrink-to-fit" style:shrink-to-fit="true">
        <text:list-style style:name="_32__5f_THM-Titelfolie-outline1" style:display-name="2_THM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_5f_THM-Titelfolie-outline2" style:display-name="2_THM-Titelfolie-outline2" style:family="presentation" style:parent-style-name="_32__5f_THM-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HM-Titelfolie-outline3" style:display-name="2_THM-Titelfolie-outline3" style:family="presentation" style:parent-style-name="_32__5f_THM-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HM-Titelfolie-outline4" style:display-name="2_THM-Titelfolie-outline4" style:family="presentation" style:parent-style-name="_32__5f_THM-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HM-Titelfolie-outline5" style:display-name="2_THM-Titelfolie-outline5" style:family="presentation" style:parent-style-name="_32__5f_THM-Titelfolie-outline4">
      <style:paragraph-properties fo:margin-top="0.1cm" fo:margin-bottom="0cm"/>
      <style:text-properties fo:font-size="20pt" style:font-size-asian="20pt" style:font-size-complex="20pt"/>
    </style:style>
    <style:style style:name="_32__5f_THM-Titelfolie-outline6" style:display-name="2_THM-Titelfolie-outline6" style:family="presentation" style:parent-style-name="_32__5f_THM-Titelfolie-outline5">
      <style:paragraph-properties fo:margin-top="0.1cm" fo:margin-bottom="0cm"/>
      <style:text-properties fo:font-size="20pt" style:font-size-asian="20pt" style:font-size-complex="20pt"/>
    </style:style>
    <style:style style:name="_32__5f_THM-Titelfolie-outline7" style:display-name="2_THM-Titelfolie-outline7" style:family="presentation" style:parent-style-name="_32__5f_THM-Titelfolie-outline6">
      <style:paragraph-properties fo:margin-top="0.1cm" fo:margin-bottom="0cm"/>
      <style:text-properties fo:font-size="20pt" style:font-size-asian="20pt" style:font-size-complex="20pt"/>
    </style:style>
    <style:style style:name="_32__5f_THM-Titelfolie-outline8" style:display-name="2_THM-Titelfolie-outline8" style:family="presentation" style:parent-style-name="_32__5f_THM-Titelfolie-outline7">
      <style:paragraph-properties fo:margin-top="0.1cm" fo:margin-bottom="0cm"/>
      <style:text-properties fo:font-size="20pt" style:font-size-asian="20pt" style:font-size-complex="20pt"/>
    </style:style>
    <style:style style:name="_32__5f_THM-Titelfolie-outline9" style:display-name="2_THM-Titelfolie-outline9" style:family="presentation" style:parent-style-name="_32__5f_THM-Titelfolie-outline8">
      <style:paragraph-properties fo:margin-top="0.1cm" fo:margin-bottom="0cm"/>
      <style:text-properties fo:font-size="20pt" style:font-size-asian="20pt" style:font-size-complex="20pt"/>
    </style:style>
    <style:style style:name="_32__5f_THM-Titelfolie-subtitle" style:display-name="2_THM-Titelfolie-subtitle" style:family="presentation">
      <style:graphic-properties draw:stroke="none" draw:fill="none" draw:textarea-vertical-align="middle">
        <text:list-style style:name="_32__5f_THM-Titelfolie-subtitle" style:display-name="2_THM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HM-Titelfolie-title" style:display-name="2_THM-Titelfolie-title" style:family="presentation">
      <style:graphic-properties draw:stroke="none" draw:fill="none" draw:textarea-vertical-align="middle">
        <text:list-style style:name="_32__5f_THM-Titelfolie-title" style:display-name="2_THM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Kapitelfolie_20_mit_20_Bilder-background" style:display-name="Kapitelfolie mit Bilder-background" style:family="presentation">
      <style:graphic-properties draw:stroke="none" draw:fill="solid" draw:fill-color="#ffffff"/>
      <style:text-properties style:letter-kerning="true"/>
    </style:style>
    <style:style style:name="Kapitelfolie_20_mit_20_Bilder-backgroundobjects" style:display-name="Kapitelfolie mit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folie_20_mit_20_Bilder-notes" style:display-name="Kapitelfolie mit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folie_20_mit_20_Bilder-outline1" style:display-name="Kapitelfolie mit Bilder-outline1" style:family="presentation">
      <style:graphic-properties draw:stroke="none" draw:fill="none" draw:auto-grow-height="false" draw:fit-to-size="shrink-to-fit" style:shrink-to-fit="true">
        <text:list-style style:name="Kapitelfolie_20_mit_20_Bilder-outline1" style:display-name="Kapitelfolie mit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apitelfolie_20_mit_20_Bilder-outline2" style:display-name="Kapitelfolie mit Bilder-outline2" style:family="presentation" style:parent-style-name="Kapitelfolie_20_mit_20_Bil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Kapitelfolie_20_mit_20_Bilder-outline3" style:display-name="Kapitelfolie mit Bilder-outline3" style:family="presentation" style:parent-style-name="Kapitelfolie_20_mit_20_Bild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Kapitelfolie_20_mit_20_Bilder-outline4" style:display-name="Kapitelfolie mit Bilder-outline4" style:family="presentation" style:parent-style-name="Kapitelfolie_20_mit_20_Bil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Kapitelfolie_20_mit_20_Bilder-outline5" style:display-name="Kapitelfolie mit Bilder-outline5" style:family="presentation" style:parent-style-name="Kapitelfolie_20_mit_20_Bilder-outline4">
      <style:paragraph-properties fo:margin-top="0.1cm" fo:margin-bottom="0cm"/>
      <style:text-properties fo:font-size="20pt" style:font-size-asian="20pt" style:font-size-complex="20pt"/>
    </style:style>
    <style:style style:name="Kapitelfolie_20_mit_20_Bilder-outline6" style:display-name="Kapitelfolie mit Bilder-outline6" style:family="presentation" style:parent-style-name="Kapitelfolie_20_mit_20_Bilder-outline5">
      <style:paragraph-properties fo:margin-top="0.1cm" fo:margin-bottom="0cm"/>
      <style:text-properties fo:font-size="20pt" style:font-size-asian="20pt" style:font-size-complex="20pt"/>
    </style:style>
    <style:style style:name="Kapitelfolie_20_mit_20_Bilder-outline7" style:display-name="Kapitelfolie mit Bilder-outline7" style:family="presentation" style:parent-style-name="Kapitelfolie_20_mit_20_Bilder-outline6">
      <style:paragraph-properties fo:margin-top="0.1cm" fo:margin-bottom="0cm"/>
      <style:text-properties fo:font-size="20pt" style:font-size-asian="20pt" style:font-size-complex="20pt"/>
    </style:style>
    <style:style style:name="Kapitelfolie_20_mit_20_Bilder-outline8" style:display-name="Kapitelfolie mit Bilder-outline8" style:family="presentation" style:parent-style-name="Kapitelfolie_20_mit_20_Bilder-outline7">
      <style:paragraph-properties fo:margin-top="0.1cm" fo:margin-bottom="0cm"/>
      <style:text-properties fo:font-size="20pt" style:font-size-asian="20pt" style:font-size-complex="20pt"/>
    </style:style>
    <style:style style:name="Kapitelfolie_20_mit_20_Bilder-outline9" style:display-name="Kapitelfolie mit Bilder-outline9" style:family="presentation" style:parent-style-name="Kapitelfolie_20_mit_20_Bilder-outline8">
      <style:paragraph-properties fo:margin-top="0.1cm" fo:margin-bottom="0cm"/>
      <style:text-properties fo:font-size="20pt" style:font-size-asian="20pt" style:font-size-complex="20pt"/>
    </style:style>
    <style:style style:name="Kapitelfolie_20_mit_20_Bilder-subtitle" style:display-name="Kapitelfolie mit Bilder-subtitle" style:family="presentation">
      <style:graphic-properties draw:stroke="none" draw:fill="none" draw:textarea-vertical-align="middle">
        <text:list-style style:name="Kapitelfolie_20_mit_20_Bilder-subtitle" style:display-name="Kapitelfolie mit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folie_20_mit_20_Bilder-title" style:display-name="Kapitelfolie mit Bilder-title" style:family="presentation">
      <style:graphic-properties draw:stroke="none" draw:fill="none" draw:textarea-vertical-align="middle">
        <text:list-style style:name="Kapitelfolie_20_mit_20_Bilder-title" style:display-name="Kapitelfolie mit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extfolie-background" style:family="presentation">
      <style:graphic-properties draw:stroke="none" draw:fill="solid" draw:fill-color="#ffffff"/>
      <style:text-properties style:letter-kerning="true"/>
    </style:style>
    <style:style style:name="Text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folie-outline1" style:family="presentation">
      <style:graphic-properties draw:stroke="none" draw:fill="none" draw:auto-grow-height="false" draw:fit-to-size="shrink-to-fit" style:shrink-to-fit="true">
        <text:list-style style:name="Text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folie-outline2" style:family="presentation" style:parent-style-name="Text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-outline3" style:family="presentation" style:parent-style-name="Text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-outline4" style:family="presentation" style:parent-style-name="Text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olie-outline5" style:family="presentation" style:parent-style-name="Textfolie-outline4">
      <style:paragraph-properties fo:margin-top="0.1cm" fo:margin-bottom="0cm"/>
      <style:text-properties fo:font-size="20pt" style:font-size-asian="20pt" style:font-size-complex="20pt"/>
    </style:style>
    <style:style style:name="Textfolie-outline6" style:family="presentation" style:parent-style-name="Textfolie-outline5">
      <style:paragraph-properties fo:margin-top="0.1cm" fo:margin-bottom="0cm"/>
      <style:text-properties fo:font-size="20pt" style:font-size-asian="20pt" style:font-size-complex="20pt"/>
    </style:style>
    <style:style style:name="Textfolie-outline7" style:family="presentation" style:parent-style-name="Textfolie-outline6">
      <style:paragraph-properties fo:margin-top="0.1cm" fo:margin-bottom="0cm"/>
      <style:text-properties fo:font-size="20pt" style:font-size-asian="20pt" style:font-size-complex="20pt"/>
    </style:style>
    <style:style style:name="Textfolie-outline8" style:family="presentation" style:parent-style-name="Textfolie-outline7">
      <style:paragraph-properties fo:margin-top="0.1cm" fo:margin-bottom="0cm"/>
      <style:text-properties fo:font-size="20pt" style:font-size-asian="20pt" style:font-size-complex="20pt"/>
    </style:style>
    <style:style style:name="Textfolie-outline9" style:family="presentation" style:parent-style-name="Textfolie-outline8">
      <style:paragraph-properties fo:margin-top="0.1cm" fo:margin-bottom="0cm"/>
      <style:text-properties fo:font-size="20pt" style:font-size-asian="20pt" style:font-size-complex="20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folie-title" style:family="presentation">
      <style:graphic-properties draw:stroke="none" draw:fill="none" draw:textarea-vertical-align="middle">
        <text:list-style style:name="Text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1__5f_Textfolie-background" style:display-name="1_Textfolie-background" style:family="presentation">
      <style:graphic-properties draw:stroke="none" draw:fill="solid" draw:fill-color="#ffffff"/>
      <style:text-properties style:letter-kerning="true"/>
    </style:style>
    <style:style style:name="_31__5f_Textfolie-backgroundobjects" style:display-name="1_Text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extfolie-notes" style:display-name="1_Text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extfolie-outline1" style:display-name="1_Textfolie-outline1" style:family="presentation">
      <style:graphic-properties draw:stroke="none" draw:fill="none" draw:auto-grow-height="false" draw:fit-to-size="shrink-to-fit" style:shrink-to-fit="true">
        <text:list-style style:name="_31__5f_Textfolie-outline1" style:display-name="1_Text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Textfolie-outline2" style:display-name="1_Textfolie-outline2" style:family="presentation" style:parent-style-name="_31__5f_Text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olie-outline3" style:display-name="1_Textfolie-outline3" style:family="presentation" style:parent-style-name="_31__5f_Text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olie-outline4" style:display-name="1_Textfolie-outline4" style:family="presentation" style:parent-style-name="_31__5f_Text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olie-outline5" style:display-name="1_Textfolie-outline5" style:family="presentation" style:parent-style-name="_31__5f_Textfolie-outline4">
      <style:paragraph-properties fo:margin-top="0.1cm" fo:margin-bottom="0cm"/>
      <style:text-properties fo:font-size="20pt" style:font-size-asian="20pt" style:font-size-complex="20pt"/>
    </style:style>
    <style:style style:name="_31__5f_Textfolie-outline6" style:display-name="1_Textfolie-outline6" style:family="presentation" style:parent-style-name="_31__5f_Textfolie-outline5">
      <style:paragraph-properties fo:margin-top="0.1cm" fo:margin-bottom="0cm"/>
      <style:text-properties fo:font-size="20pt" style:font-size-asian="20pt" style:font-size-complex="20pt"/>
    </style:style>
    <style:style style:name="_31__5f_Textfolie-outline7" style:display-name="1_Textfolie-outline7" style:family="presentation" style:parent-style-name="_31__5f_Textfolie-outline6">
      <style:paragraph-properties fo:margin-top="0.1cm" fo:margin-bottom="0cm"/>
      <style:text-properties fo:font-size="20pt" style:font-size-asian="20pt" style:font-size-complex="20pt"/>
    </style:style>
    <style:style style:name="_31__5f_Textfolie-outline8" style:display-name="1_Textfolie-outline8" style:family="presentation" style:parent-style-name="_31__5f_Textfolie-outline7">
      <style:paragraph-properties fo:margin-top="0.1cm" fo:margin-bottom="0cm"/>
      <style:text-properties fo:font-size="20pt" style:font-size-asian="20pt" style:font-size-complex="20pt"/>
    </style:style>
    <style:style style:name="_31__5f_Textfolie-outline9" style:display-name="1_Textfolie-outline9" style:family="presentation" style:parent-style-name="_31__5f_Textfolie-outline8">
      <style:paragraph-properties fo:margin-top="0.1cm" fo:margin-bottom="0cm"/>
      <style:text-properties fo:font-size="20pt" style:font-size-asian="20pt" style:font-size-complex="20pt"/>
    </style:style>
    <style:style style:name="_31__5f_Textfolie-subtitle" style:display-name="1_Textfolie-subtitle" style:family="presentation">
      <style:graphic-properties draw:stroke="none" draw:fill="none" draw:textarea-vertical-align="middle">
        <text:list-style style:name="_31__5f_Textfolie-subtitle" style:display-name="1_Text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extfolie-title" style:display-name="1_Textfolie-title" style:family="presentation">
      <style:graphic-properties draw:stroke="none" draw:fill="none" draw:textarea-vertical-align="middle">
        <text:list-style style:name="_31__5f_Textfolie-title" style:display-name="1_Text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1__5f_Textfeld_2b_Aufzählung_20_im_20_Block-background" style:display-name="1_Textfeld+Aufzählung im Block-background" style:family="presentation">
      <style:graphic-properties draw:stroke="none" draw:fill="solid" draw:fill-color="#ffffff"/>
      <style:text-properties style:letter-kerning="true"/>
    </style:style>
    <style:style style:name="_31__5f_Textfeld_2b_Aufzählung_20_im_20_Block-backgroundobjects" style:display-name="1_Textfeld+Aufzählung im Blo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extfeld_2b_Aufzählung_20_im_20_Block-notes" style:display-name="1_Textfeld+Aufzählung im Blo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extfeld_2b_Aufzählung_20_im_20_Block-outline1" style:display-name="1_Textfeld+Aufzählung im Block-outline1" style:family="presentation">
      <style:graphic-properties draw:stroke="none" draw:fill="none" draw:auto-grow-height="false" draw:fit-to-size="shrink-to-fit" style:shrink-to-fit="true">
        <text:list-style style:name="_31__5f_Textfeld_2b_Aufzählung_20_im_20_Block-outline1" style:display-name="1_Textfeld+Aufzählung im Blo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Textfeld_2b_Aufzählung_20_im_20_Block-outline2" style:display-name="1_Textfeld+Aufzählung im Block-outline2" style:family="presentation" style:parent-style-name="_31__5f_Textfeld_2b_Aufzählung_20_im_20_Bloc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eld_2b_Aufzählung_20_im_20_Block-outline3" style:display-name="1_Textfeld+Aufzählung im Block-outline3" style:family="presentation" style:parent-style-name="_31__5f_Textfeld_2b_Aufzählung_20_im_20_Bloc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eld_2b_Aufzählung_20_im_20_Block-outline4" style:display-name="1_Textfeld+Aufzählung im Block-outline4" style:family="presentation" style:parent-style-name="_31__5f_Textfeld_2b_Aufzählung_20_im_20_Bloc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Textfeld_2b_Aufzählung_20_im_20_Block-outline5" style:display-name="1_Textfeld+Aufzählung im Block-outline5" style:family="presentation" style:parent-style-name="_31__5f_Textfeld_2b_Aufzählung_20_im_20_Block-outline4">
      <style:paragraph-properties fo:margin-top="0.1cm" fo:margin-bottom="0cm"/>
      <style:text-properties fo:font-size="20pt" style:font-size-asian="20pt" style:font-size-complex="20pt"/>
    </style:style>
    <style:style style:name="_31__5f_Textfeld_2b_Aufzählung_20_im_20_Block-outline6" style:display-name="1_Textfeld+Aufzählung im Block-outline6" style:family="presentation" style:parent-style-name="_31__5f_Textfeld_2b_Aufzählung_20_im_20_Block-outline5">
      <style:paragraph-properties fo:margin-top="0.1cm" fo:margin-bottom="0cm"/>
      <style:text-properties fo:font-size="20pt" style:font-size-asian="20pt" style:font-size-complex="20pt"/>
    </style:style>
    <style:style style:name="_31__5f_Textfeld_2b_Aufzählung_20_im_20_Block-outline7" style:display-name="1_Textfeld+Aufzählung im Block-outline7" style:family="presentation" style:parent-style-name="_31__5f_Textfeld_2b_Aufzählung_20_im_20_Block-outline6">
      <style:paragraph-properties fo:margin-top="0.1cm" fo:margin-bottom="0cm"/>
      <style:text-properties fo:font-size="20pt" style:font-size-asian="20pt" style:font-size-complex="20pt"/>
    </style:style>
    <style:style style:name="_31__5f_Textfeld_2b_Aufzählung_20_im_20_Block-outline8" style:display-name="1_Textfeld+Aufzählung im Block-outline8" style:family="presentation" style:parent-style-name="_31__5f_Textfeld_2b_Aufzählung_20_im_20_Block-outline7">
      <style:paragraph-properties fo:margin-top="0.1cm" fo:margin-bottom="0cm"/>
      <style:text-properties fo:font-size="20pt" style:font-size-asian="20pt" style:font-size-complex="20pt"/>
    </style:style>
    <style:style style:name="_31__5f_Textfeld_2b_Aufzählung_20_im_20_Block-outline9" style:display-name="1_Textfeld+Aufzählung im Block-outline9" style:family="presentation" style:parent-style-name="_31__5f_Textfeld_2b_Aufzählung_20_im_20_Block-outline8">
      <style:paragraph-properties fo:margin-top="0.1cm" fo:margin-bottom="0cm"/>
      <style:text-properties fo:font-size="20pt" style:font-size-asian="20pt" style:font-size-complex="20pt"/>
    </style:style>
    <style:style style:name="_31__5f_Textfeld_2b_Aufzählung_20_im_20_Block-subtitle" style:display-name="1_Textfeld+Aufzählung im Block-subtitle" style:family="presentation">
      <style:graphic-properties draw:stroke="none" draw:fill="none" draw:textarea-vertical-align="middle">
        <text:list-style style:name="_31__5f_Textfeld_2b_Aufzählung_20_im_20_Block-subtitle" style:display-name="1_Textfeld+Aufzählung im Blo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extfeld_2b_Aufzählung_20_im_20_Block-title" style:display-name="1_Textfeld+Aufzählung im Block-title" style:family="presentation">
      <style:graphic-properties draw:stroke="none" draw:fill="none" draw:textarea-vertical-align="middle">
        <text:list-style style:name="_31__5f_Textfeld_2b_Aufzählung_20_im_20_Block-title" style:display-name="1_Textfeld+Aufzählung im Blo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2__5f_Textfeld_2b_Aufzählung_20_im_20_Block-background" style:display-name="2_Textfeld+Aufzählung im Block-background" style:family="presentation">
      <style:graphic-properties draw:stroke="none" draw:fill="solid" draw:fill-color="#ffffff"/>
      <style:text-properties style:letter-kerning="true"/>
    </style:style>
    <style:style style:name="_32__5f_Textfeld_2b_Aufzählung_20_im_20_Block-backgroundobjects" style:display-name="2_Textfeld+Aufzählung im Blo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extfeld_2b_Aufzählung_20_im_20_Block-notes" style:display-name="2_Textfeld+Aufzählung im Blo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extfeld_2b_Aufzählung_20_im_20_Block-outline1" style:display-name="2_Textfeld+Aufzählung im Block-outline1" style:family="presentation">
      <style:graphic-properties draw:stroke="none" draw:fill="none" draw:auto-grow-height="false" draw:fit-to-size="shrink-to-fit" style:shrink-to-fit="true">
        <text:list-style style:name="_32__5f_Textfeld_2b_Aufzählung_20_im_20_Block-outline1" style:display-name="2_Textfeld+Aufzählung im Blo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_5f_Textfeld_2b_Aufzählung_20_im_20_Block-outline2" style:display-name="2_Textfeld+Aufzählung im Block-outline2" style:family="presentation" style:parent-style-name="_32__5f_Textfeld_2b_Aufzählung_20_im_20_Bloc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extfeld_2b_Aufzählung_20_im_20_Block-outline3" style:display-name="2_Textfeld+Aufzählung im Block-outline3" style:family="presentation" style:parent-style-name="_32__5f_Textfeld_2b_Aufzählung_20_im_20_Bloc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extfeld_2b_Aufzählung_20_im_20_Block-outline4" style:display-name="2_Textfeld+Aufzählung im Block-outline4" style:family="presentation" style:parent-style-name="_32__5f_Textfeld_2b_Aufzählung_20_im_20_Bloc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Textfeld_2b_Aufzählung_20_im_20_Block-outline5" style:display-name="2_Textfeld+Aufzählung im Block-outline5" style:family="presentation" style:parent-style-name="_32__5f_Textfeld_2b_Aufzählung_20_im_20_Block-outline4">
      <style:paragraph-properties fo:margin-top="0.1cm" fo:margin-bottom="0cm"/>
      <style:text-properties fo:font-size="20pt" style:font-size-asian="20pt" style:font-size-complex="20pt"/>
    </style:style>
    <style:style style:name="_32__5f_Textfeld_2b_Aufzählung_20_im_20_Block-outline6" style:display-name="2_Textfeld+Aufzählung im Block-outline6" style:family="presentation" style:parent-style-name="_32__5f_Textfeld_2b_Aufzählung_20_im_20_Block-outline5">
      <style:paragraph-properties fo:margin-top="0.1cm" fo:margin-bottom="0cm"/>
      <style:text-properties fo:font-size="20pt" style:font-size-asian="20pt" style:font-size-complex="20pt"/>
    </style:style>
    <style:style style:name="_32__5f_Textfeld_2b_Aufzählung_20_im_20_Block-outline7" style:display-name="2_Textfeld+Aufzählung im Block-outline7" style:family="presentation" style:parent-style-name="_32__5f_Textfeld_2b_Aufzählung_20_im_20_Block-outline6">
      <style:paragraph-properties fo:margin-top="0.1cm" fo:margin-bottom="0cm"/>
      <style:text-properties fo:font-size="20pt" style:font-size-asian="20pt" style:font-size-complex="20pt"/>
    </style:style>
    <style:style style:name="_32__5f_Textfeld_2b_Aufzählung_20_im_20_Block-outline8" style:display-name="2_Textfeld+Aufzählung im Block-outline8" style:family="presentation" style:parent-style-name="_32__5f_Textfeld_2b_Aufzählung_20_im_20_Block-outline7">
      <style:paragraph-properties fo:margin-top="0.1cm" fo:margin-bottom="0cm"/>
      <style:text-properties fo:font-size="20pt" style:font-size-asian="20pt" style:font-size-complex="20pt"/>
    </style:style>
    <style:style style:name="_32__5f_Textfeld_2b_Aufzählung_20_im_20_Block-outline9" style:display-name="2_Textfeld+Aufzählung im Block-outline9" style:family="presentation" style:parent-style-name="_32__5f_Textfeld_2b_Aufzählung_20_im_20_Block-outline8">
      <style:paragraph-properties fo:margin-top="0.1cm" fo:margin-bottom="0cm"/>
      <style:text-properties fo:font-size="20pt" style:font-size-asian="20pt" style:font-size-complex="20pt"/>
    </style:style>
    <style:style style:name="_32__5f_Textfeld_2b_Aufzählung_20_im_20_Block-subtitle" style:display-name="2_Textfeld+Aufzählung im Block-subtitle" style:family="presentation">
      <style:graphic-properties draw:stroke="none" draw:fill="none" draw:textarea-vertical-align="middle">
        <text:list-style style:name="_32__5f_Textfeld_2b_Aufzählung_20_im_20_Block-subtitle" style:display-name="2_Textfeld+Aufzählung im Blo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extfeld_2b_Aufzählung_20_im_20_Block-title" style:display-name="2_Textfeld+Aufzählung im Block-title" style:family="presentation">
      <style:graphic-properties draw:stroke="none" draw:fill="none" draw:textarea-vertical-align="middle">
        <text:list-style style:name="_32__5f_Textfeld_2b_Aufzählung_20_im_20_Block-title" style:display-name="2_Textfeld+Aufzählung im Blo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Aufzählungsfeld_20_1_2c_5_20_zeilig-background" style:display-name="Aufzählungsfeld 1,5 zeilig-background" style:family="presentation">
      <style:graphic-properties draw:stroke="none" draw:fill="solid" draw:fill-color="#ffffff"/>
      <style:text-properties style:letter-kerning="true"/>
    </style:style>
    <style:style style:name="Aufzählungsfeld_20_1_2c_5_20_zeilig-backgroundobjects" style:display-name="Aufzählungsfeld 1,5 zeil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fzählungsfeld_20_1_2c_5_20_zeilig-notes" style:display-name="Aufzählungsfeld 1,5 zeil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fzählungsfeld_20_1_2c_5_20_zeilig-outline1" style:display-name="Aufzählungsfeld 1,5 zeilig-outline1" style:family="presentation">
      <style:graphic-properties draw:stroke="none" draw:fill="none" draw:auto-grow-height="false" draw:fit-to-size="shrink-to-fit" style:shrink-to-fit="true">
        <text:list-style style:name="Aufzählungsfeld_20_1_2c_5_20_zeilig-outline1" style:display-name="Aufzählungsfeld 1,5 zeil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ufzählungsfeld_20_1_2c_5_20_zeilig-outline2" style:display-name="Aufzählungsfeld 1,5 zeilig-outline2" style:family="presentation" style:parent-style-name="Aufzählungsfeld_20_1_2c_5_20_zeili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Aufzählungsfeld_20_1_2c_5_20_zeilig-outline3" style:display-name="Aufzählungsfeld 1,5 zeilig-outline3" style:family="presentation" style:parent-style-name="Aufzählungsfeld_20_1_2c_5_20_zeili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Aufzählungsfeld_20_1_2c_5_20_zeilig-outline4" style:display-name="Aufzählungsfeld 1,5 zeilig-outline4" style:family="presentation" style:parent-style-name="Aufzählungsfeld_20_1_2c_5_20_zeili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Aufzählungsfeld_20_1_2c_5_20_zeilig-outline5" style:display-name="Aufzählungsfeld 1,5 zeilig-outline5" style:family="presentation" style:parent-style-name="Aufzählungsfeld_20_1_2c_5_20_zeilig-outline4">
      <style:paragraph-properties fo:margin-top="0.1cm" fo:margin-bottom="0cm"/>
      <style:text-properties fo:font-size="20pt" style:font-size-asian="20pt" style:font-size-complex="20pt"/>
    </style:style>
    <style:style style:name="Aufzählungsfeld_20_1_2c_5_20_zeilig-outline6" style:display-name="Aufzählungsfeld 1,5 zeilig-outline6" style:family="presentation" style:parent-style-name="Aufzählungsfeld_20_1_2c_5_20_zeilig-outline5">
      <style:paragraph-properties fo:margin-top="0.1cm" fo:margin-bottom="0cm"/>
      <style:text-properties fo:font-size="20pt" style:font-size-asian="20pt" style:font-size-complex="20pt"/>
    </style:style>
    <style:style style:name="Aufzählungsfeld_20_1_2c_5_20_zeilig-outline7" style:display-name="Aufzählungsfeld 1,5 zeilig-outline7" style:family="presentation" style:parent-style-name="Aufzählungsfeld_20_1_2c_5_20_zeilig-outline6">
      <style:paragraph-properties fo:margin-top="0.1cm" fo:margin-bottom="0cm"/>
      <style:text-properties fo:font-size="20pt" style:font-size-asian="20pt" style:font-size-complex="20pt"/>
    </style:style>
    <style:style style:name="Aufzählungsfeld_20_1_2c_5_20_zeilig-outline8" style:display-name="Aufzählungsfeld 1,5 zeilig-outline8" style:family="presentation" style:parent-style-name="Aufzählungsfeld_20_1_2c_5_20_zeilig-outline7">
      <style:paragraph-properties fo:margin-top="0.1cm" fo:margin-bottom="0cm"/>
      <style:text-properties fo:font-size="20pt" style:font-size-asian="20pt" style:font-size-complex="20pt"/>
    </style:style>
    <style:style style:name="Aufzählungsfeld_20_1_2c_5_20_zeilig-outline9" style:display-name="Aufzählungsfeld 1,5 zeilig-outline9" style:family="presentation" style:parent-style-name="Aufzählungsfeld_20_1_2c_5_20_zeilig-outline8">
      <style:paragraph-properties fo:margin-top="0.1cm" fo:margin-bottom="0cm"/>
      <style:text-properties fo:font-size="20pt" style:font-size-asian="20pt" style:font-size-complex="20pt"/>
    </style:style>
    <style:style style:name="Aufzählungsfeld_20_1_2c_5_20_zeilig-subtitle" style:display-name="Aufzählungsfeld 1,5 zeilig-subtitle" style:family="presentation">
      <style:graphic-properties draw:stroke="none" draw:fill="none" draw:textarea-vertical-align="middle">
        <text:list-style style:name="Aufzählungsfeld_20_1_2c_5_20_zeilig-subtitle" style:display-name="Aufzählungsfeld 1,5 zeil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fzählungsfeld_20_1_2c_5_20_zeilig-title" style:display-name="Aufzählungsfeld 1,5 zeilig-title" style:family="presentation">
      <style:graphic-properties draw:stroke="none" draw:fill="none" draw:textarea-vertical-align="middle">
        <text:list-style style:name="Aufzählungsfeld_20_1_2c_5_20_zeilig-title" style:display-name="Aufzählungsfeld 1,5 zeil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1__5f_Kapitelfolie-background" style:display-name="1_Kapitelfolie-background" style:family="presentation">
      <style:graphic-properties draw:stroke="none" draw:fill="solid" draw:fill-color="#ffffff"/>
      <style:text-properties style:letter-kerning="true"/>
    </style:style>
    <style:style style:name="_31__5f_Kapitelfolie-backgroundobjects" style:display-name="1_Kap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Kapitelfolie-notes" style:display-name="1_Kap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Kapitelfolie-outline1" style:display-name="1_Kapitelfolie-outline1" style:family="presentation">
      <style:graphic-properties draw:stroke="none" draw:fill="none" draw:auto-grow-height="false" draw:fit-to-size="shrink-to-fit" style:shrink-to-fit="true">
        <text:list-style style:name="_31__5f_Kapitelfolie-outline1" style:display-name="1_Kap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Kapitelfolie-outline2" style:display-name="1_Kapitelfolie-outline2" style:family="presentation" style:parent-style-name="_31__5f_Kap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Kapitelfolie-outline3" style:display-name="1_Kapitelfolie-outline3" style:family="presentation" style:parent-style-name="_31__5f_Kap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Kapitelfolie-outline4" style:display-name="1_Kapitelfolie-outline4" style:family="presentation" style:parent-style-name="_31__5f_Kap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Kapitelfolie-outline5" style:display-name="1_Kapitelfolie-outline5" style:family="presentation" style:parent-style-name="_31__5f_Kapitelfolie-outline4">
      <style:paragraph-properties fo:margin-top="0.1cm" fo:margin-bottom="0cm"/>
      <style:text-properties fo:font-size="20pt" style:font-size-asian="20pt" style:font-size-complex="20pt"/>
    </style:style>
    <style:style style:name="_31__5f_Kapitelfolie-outline6" style:display-name="1_Kapitelfolie-outline6" style:family="presentation" style:parent-style-name="_31__5f_Kapitelfolie-outline5">
      <style:paragraph-properties fo:margin-top="0.1cm" fo:margin-bottom="0cm"/>
      <style:text-properties fo:font-size="20pt" style:font-size-asian="20pt" style:font-size-complex="20pt"/>
    </style:style>
    <style:style style:name="_31__5f_Kapitelfolie-outline7" style:display-name="1_Kapitelfolie-outline7" style:family="presentation" style:parent-style-name="_31__5f_Kapitelfolie-outline6">
      <style:paragraph-properties fo:margin-top="0.1cm" fo:margin-bottom="0cm"/>
      <style:text-properties fo:font-size="20pt" style:font-size-asian="20pt" style:font-size-complex="20pt"/>
    </style:style>
    <style:style style:name="_31__5f_Kapitelfolie-outline8" style:display-name="1_Kapitelfolie-outline8" style:family="presentation" style:parent-style-name="_31__5f_Kapitelfolie-outline7">
      <style:paragraph-properties fo:margin-top="0.1cm" fo:margin-bottom="0cm"/>
      <style:text-properties fo:font-size="20pt" style:font-size-asian="20pt" style:font-size-complex="20pt"/>
    </style:style>
    <style:style style:name="_31__5f_Kapitelfolie-outline9" style:display-name="1_Kapitelfolie-outline9" style:family="presentation" style:parent-style-name="_31__5f_Kapitelfolie-outline8">
      <style:paragraph-properties fo:margin-top="0.1cm" fo:margin-bottom="0cm"/>
      <style:text-properties fo:font-size="20pt" style:font-size-asian="20pt" style:font-size-complex="20pt"/>
    </style:style>
    <style:style style:name="_31__5f_Kapitelfolie-subtitle" style:display-name="1_Kapitelfolie-subtitle" style:family="presentation">
      <style:graphic-properties draw:stroke="none" draw:fill="none" draw:textarea-vertical-align="middle">
        <text:list-style style:name="_31__5f_Kapitelfolie-subtitle" style:display-name="1_Kap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Kapitelfolie-title" style:display-name="1_Kapitelfolie-title" style:family="presentation">
      <style:graphic-properties draw:stroke="none" draw:fill="none" draw:textarea-vertical-align="middle">
        <text:list-style style:name="_31__5f_Kapitelfolie-title" style:display-name="1_Kap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2__5f_Kapitelfolie-background" style:display-name="2_Kapitelfolie-background" style:family="presentation">
      <style:graphic-properties draw:stroke="none" draw:fill="solid" draw:fill-color="#ffffff"/>
      <style:text-properties style:letter-kerning="true"/>
    </style:style>
    <style:style style:name="_32__5f_Kapitelfolie-backgroundobjects" style:display-name="2_Kap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Kapitelfolie-notes" style:display-name="2_Kap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Kapitelfolie-outline1" style:display-name="2_Kapitelfolie-outline1" style:family="presentation">
      <style:graphic-properties draw:stroke="none" draw:fill="none" draw:auto-grow-height="false" draw:fit-to-size="shrink-to-fit" style:shrink-to-fit="true">
        <text:list-style style:name="_32__5f_Kapitelfolie-outline1" style:display-name="2_Kap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_5f_Kapitelfolie-outline2" style:display-name="2_Kapitelfolie-outline2" style:family="presentation" style:parent-style-name="_32__5f_Kap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Kapitelfolie-outline3" style:display-name="2_Kapitelfolie-outline3" style:family="presentation" style:parent-style-name="_32__5f_Kap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Kapitelfolie-outline4" style:display-name="2_Kapitelfolie-outline4" style:family="presentation" style:parent-style-name="_32__5f_Kap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2__5f_Kapitelfolie-outline5" style:display-name="2_Kapitelfolie-outline5" style:family="presentation" style:parent-style-name="_32__5f_Kapitelfolie-outline4">
      <style:paragraph-properties fo:margin-top="0.1cm" fo:margin-bottom="0cm"/>
      <style:text-properties fo:font-size="20pt" style:font-size-asian="20pt" style:font-size-complex="20pt"/>
    </style:style>
    <style:style style:name="_32__5f_Kapitelfolie-outline6" style:display-name="2_Kapitelfolie-outline6" style:family="presentation" style:parent-style-name="_32__5f_Kapitelfolie-outline5">
      <style:paragraph-properties fo:margin-top="0.1cm" fo:margin-bottom="0cm"/>
      <style:text-properties fo:font-size="20pt" style:font-size-asian="20pt" style:font-size-complex="20pt"/>
    </style:style>
    <style:style style:name="_32__5f_Kapitelfolie-outline7" style:display-name="2_Kapitelfolie-outline7" style:family="presentation" style:parent-style-name="_32__5f_Kapitelfolie-outline6">
      <style:paragraph-properties fo:margin-top="0.1cm" fo:margin-bottom="0cm"/>
      <style:text-properties fo:font-size="20pt" style:font-size-asian="20pt" style:font-size-complex="20pt"/>
    </style:style>
    <style:style style:name="_32__5f_Kapitelfolie-outline8" style:display-name="2_Kapitelfolie-outline8" style:family="presentation" style:parent-style-name="_32__5f_Kapitelfolie-outline7">
      <style:paragraph-properties fo:margin-top="0.1cm" fo:margin-bottom="0cm"/>
      <style:text-properties fo:font-size="20pt" style:font-size-asian="20pt" style:font-size-complex="20pt"/>
    </style:style>
    <style:style style:name="_32__5f_Kapitelfolie-outline9" style:display-name="2_Kapitelfolie-outline9" style:family="presentation" style:parent-style-name="_32__5f_Kapitelfolie-outline8">
      <style:paragraph-properties fo:margin-top="0.1cm" fo:margin-bottom="0cm"/>
      <style:text-properties fo:font-size="20pt" style:font-size-asian="20pt" style:font-size-complex="20pt"/>
    </style:style>
    <style:style style:name="_32__5f_Kapitelfolie-subtitle" style:display-name="2_Kapitelfolie-subtitle" style:family="presentation">
      <style:graphic-properties draw:stroke="none" draw:fill="none" draw:textarea-vertical-align="middle">
        <text:list-style style:name="_32__5f_Kapitelfolie-subtitle" style:display-name="2_Kap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Kapitelfolie-title" style:display-name="2_Kapitelfolie-title" style:family="presentation">
      <style:graphic-properties draw:stroke="none" draw:fill="none" draw:textarea-vertical-align="middle">
        <text:list-style style:name="_32__5f_Kapitelfolie-title" style:display-name="2_Kap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3__5f_Kapitelfolie-background" style:display-name="3_Kapitelfolie-background" style:family="presentation">
      <style:graphic-properties draw:stroke="none" draw:fill="solid" draw:fill-color="#ffffff"/>
      <style:text-properties style:letter-kerning="true"/>
    </style:style>
    <style:style style:name="_33__5f_Kapitelfolie-backgroundobjects" style:display-name="3_Kap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Kapitelfolie-notes" style:display-name="3_Kap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Kapitelfolie-outline1" style:display-name="3_Kapitelfolie-outline1" style:family="presentation">
      <style:graphic-properties draw:stroke="none" draw:fill="none" draw:auto-grow-height="false" draw:fit-to-size="shrink-to-fit" style:shrink-to-fit="true">
        <text:list-style style:name="_33__5f_Kapitelfolie-outline1" style:display-name="3_Kap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3__5f_Kapitelfolie-outline2" style:display-name="3_Kapitelfolie-outline2" style:family="presentation" style:parent-style-name="_33__5f_Kap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3__5f_Kapitelfolie-outline3" style:display-name="3_Kapitelfolie-outline3" style:family="presentation" style:parent-style-name="_33__5f_Kap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3__5f_Kapitelfolie-outline4" style:display-name="3_Kapitelfolie-outline4" style:family="presentation" style:parent-style-name="_33__5f_Kap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3__5f_Kapitelfolie-outline5" style:display-name="3_Kapitelfolie-outline5" style:family="presentation" style:parent-style-name="_33__5f_Kapitelfolie-outline4">
      <style:paragraph-properties fo:margin-top="0.1cm" fo:margin-bottom="0cm"/>
      <style:text-properties fo:font-size="20pt" style:font-size-asian="20pt" style:font-size-complex="20pt"/>
    </style:style>
    <style:style style:name="_33__5f_Kapitelfolie-outline6" style:display-name="3_Kapitelfolie-outline6" style:family="presentation" style:parent-style-name="_33__5f_Kapitelfolie-outline5">
      <style:paragraph-properties fo:margin-top="0.1cm" fo:margin-bottom="0cm"/>
      <style:text-properties fo:font-size="20pt" style:font-size-asian="20pt" style:font-size-complex="20pt"/>
    </style:style>
    <style:style style:name="_33__5f_Kapitelfolie-outline7" style:display-name="3_Kapitelfolie-outline7" style:family="presentation" style:parent-style-name="_33__5f_Kapitelfolie-outline6">
      <style:paragraph-properties fo:margin-top="0.1cm" fo:margin-bottom="0cm"/>
      <style:text-properties fo:font-size="20pt" style:font-size-asian="20pt" style:font-size-complex="20pt"/>
    </style:style>
    <style:style style:name="_33__5f_Kapitelfolie-outline8" style:display-name="3_Kapitelfolie-outline8" style:family="presentation" style:parent-style-name="_33__5f_Kapitelfolie-outline7">
      <style:paragraph-properties fo:margin-top="0.1cm" fo:margin-bottom="0cm"/>
      <style:text-properties fo:font-size="20pt" style:font-size-asian="20pt" style:font-size-complex="20pt"/>
    </style:style>
    <style:style style:name="_33__5f_Kapitelfolie-outline9" style:display-name="3_Kapitelfolie-outline9" style:family="presentation" style:parent-style-name="_33__5f_Kapitelfolie-outline8">
      <style:paragraph-properties fo:margin-top="0.1cm" fo:margin-bottom="0cm"/>
      <style:text-properties fo:font-size="20pt" style:font-size-asian="20pt" style:font-size-complex="20pt"/>
    </style:style>
    <style:style style:name="_33__5f_Kapitelfolie-subtitle" style:display-name="3_Kapitelfolie-subtitle" style:family="presentation">
      <style:graphic-properties draw:stroke="none" draw:fill="none" draw:textarea-vertical-align="middle">
        <text:list-style style:name="_33__5f_Kapitelfolie-subtitle" style:display-name="3_Kap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Kapitelfolie-title" style:display-name="3_Kapitelfolie-title" style:family="presentation">
      <style:graphic-properties draw:stroke="none" draw:fill="none" draw:textarea-vertical-align="middle">
        <text:list-style style:name="_33__5f_Kapitelfolie-title" style:display-name="3_Kap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_31__5f_Aufzählungsfeld_2b_Bild-background" style:display-name="1_Aufzählungsfeld+Bild-background" style:family="presentation">
      <style:graphic-properties draw:stroke="none" draw:fill="solid" draw:fill-color="#ffffff"/>
      <style:text-properties style:letter-kerning="true"/>
    </style:style>
    <style:style style:name="_31__5f_Aufzählungsfeld_2b_Bild-backgroundobjects" style:display-name="1_Aufzählungsfeld+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Aufzählungsfeld_2b_Bild-notes" style:display-name="1_Aufzählungsfeld+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Aufzählungsfeld_2b_Bild-outline1" style:display-name="1_Aufzählungsfeld+Bild-outline1" style:family="presentation">
      <style:graphic-properties draw:stroke="none" draw:fill="none" draw:auto-grow-height="false" draw:fit-to-size="shrink-to-fit" style:shrink-to-fit="true">
        <text:list-style style:name="_31__5f_Aufzählungsfeld_2b_Bild-outline1" style:display-name="1_Aufzählungsfeld+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Aufzählungsfeld_2b_Bild-outline2" style:display-name="1_Aufzählungsfeld+Bild-outline2" style:family="presentation" style:parent-style-name="_31__5f_Aufzählungsfeld_2b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Aufzählungsfeld_2b_Bild-outline3" style:display-name="1_Aufzählungsfeld+Bild-outline3" style:family="presentation" style:parent-style-name="_31__5f_Aufzählungsfeld_2b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Aufzählungsfeld_2b_Bild-outline4" style:display-name="1_Aufzählungsfeld+Bild-outline4" style:family="presentation" style:parent-style-name="_31__5f_Aufzählungsfeld_2b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_31__5f_Aufzählungsfeld_2b_Bild-outline5" style:display-name="1_Aufzählungsfeld+Bild-outline5" style:family="presentation" style:parent-style-name="_31__5f_Aufzählungsfeld_2b_Bild-outline4">
      <style:paragraph-properties fo:margin-top="0.1cm" fo:margin-bottom="0cm"/>
      <style:text-properties fo:font-size="20pt" style:font-size-asian="20pt" style:font-size-complex="20pt"/>
    </style:style>
    <style:style style:name="_31__5f_Aufzählungsfeld_2b_Bild-outline6" style:display-name="1_Aufzählungsfeld+Bild-outline6" style:family="presentation" style:parent-style-name="_31__5f_Aufzählungsfeld_2b_Bild-outline5">
      <style:paragraph-properties fo:margin-top="0.1cm" fo:margin-bottom="0cm"/>
      <style:text-properties fo:font-size="20pt" style:font-size-asian="20pt" style:font-size-complex="20pt"/>
    </style:style>
    <style:style style:name="_31__5f_Aufzählungsfeld_2b_Bild-outline7" style:display-name="1_Aufzählungsfeld+Bild-outline7" style:family="presentation" style:parent-style-name="_31__5f_Aufzählungsfeld_2b_Bild-outline6">
      <style:paragraph-properties fo:margin-top="0.1cm" fo:margin-bottom="0cm"/>
      <style:text-properties fo:font-size="20pt" style:font-size-asian="20pt" style:font-size-complex="20pt"/>
    </style:style>
    <style:style style:name="_31__5f_Aufzählungsfeld_2b_Bild-outline8" style:display-name="1_Aufzählungsfeld+Bild-outline8" style:family="presentation" style:parent-style-name="_31__5f_Aufzählungsfeld_2b_Bild-outline7">
      <style:paragraph-properties fo:margin-top="0.1cm" fo:margin-bottom="0cm"/>
      <style:text-properties fo:font-size="20pt" style:font-size-asian="20pt" style:font-size-complex="20pt"/>
    </style:style>
    <style:style style:name="_31__5f_Aufzählungsfeld_2b_Bild-outline9" style:display-name="1_Aufzählungsfeld+Bild-outline9" style:family="presentation" style:parent-style-name="_31__5f_Aufzählungsfeld_2b_Bild-outline8">
      <style:paragraph-properties fo:margin-top="0.1cm" fo:margin-bottom="0cm"/>
      <style:text-properties fo:font-size="20pt" style:font-size-asian="20pt" style:font-size-complex="20pt"/>
    </style:style>
    <style:style style:name="_31__5f_Aufzählungsfeld_2b_Bild-subtitle" style:display-name="1_Aufzählungsfeld+Bild-subtitle" style:family="presentation">
      <style:graphic-properties draw:stroke="none" draw:fill="none" draw:textarea-vertical-align="middle">
        <text:list-style style:name="_31__5f_Aufzählungsfeld_2b_Bild-subtitle" style:display-name="1_Aufzählungsfeld+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Aufzählungsfeld_2b_Bild-title" style:display-name="1_Aufzählungsfeld+Bild-title" style:family="presentation">
      <style:graphic-properties draw:stroke="none" draw:fill="none" draw:textarea-vertical-align="middle">
        <text:list-style style:name="_31__5f_Aufzählungsfeld_2b_Bild-title" style:display-name="1_Aufzählungsfeld+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extfeld_2b_Aufzählungsfeld_2b_Bild-background" style:display-name="Textfeld+Aufzählungsfeld+Bild-background" style:family="presentation">
      <style:graphic-properties draw:stroke="none" draw:fill="solid" draw:fill-color="#ffffff"/>
      <style:text-properties style:letter-kerning="true"/>
    </style:style>
    <style:style style:name="Textfeld_2b_Aufzählungsfeld_2b_Bild-backgroundobjects" style:display-name="Textfeld+Aufzählungsfeld+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feld_2b_Aufzählungsfeld_2b_Bild-notes" style:display-name="Textfeld+Aufzählungsfeld+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feld_2b_Aufzählungsfeld_2b_Bild-outline1" style:display-name="Textfeld+Aufzählungsfeld+Bild-outline1" style:family="presentation">
      <style:graphic-properties draw:stroke="none" draw:fill="none" draw:auto-grow-height="false" draw:fit-to-size="shrink-to-fit" style:shrink-to-fit="true">
        <text:list-style style:name="Textfeld_2b_Aufzählungsfeld_2b_Bild-outline1" style:display-name="Textfeld+Aufzählungsfeld+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a5c66" style:text-outline="false" style:text-line-through-style="none" style:text-line-through-type="none" style:text-position="0% 100%" style:font-name="Arial4" fo:font-family="Arial" style:font-family-generic="swiss" style:font-pitch="variable" fo:font-size="18pt" fo:letter-spacing="normal" fo:language="de" fo:country="DE" fo:font-style="normal" fo:text-shadow="none" style:text-underline-style="none" fo:font-weight="normal" style:letter-kerning="true" fo:background-color="transparent" style:font-name-asian="MS PGothic3" style:font-family-asian="'MS PGothic'" style:font-family-generic-asian="modern" style:font-pitch-asian="fixed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feld_2b_Aufzählungsfeld_2b_Bild-outline2" style:display-name="Textfeld+Aufzählungsfeld+Bild-outline2" style:family="presentation" style:parent-style-name="Textfeld_2b_Aufzählungsfeld_2b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eld_2b_Aufzählungsfeld_2b_Bild-outline3" style:display-name="Textfeld+Aufzählungsfeld+Bild-outline3" style:family="presentation" style:parent-style-name="Textfeld_2b_Aufzählungsfeld_2b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eld_2b_Aufzählungsfeld_2b_Bild-outline4" style:display-name="Textfeld+Aufzählungsfeld+Bild-outline4" style:family="presentation" style:parent-style-name="Textfeld_2b_Aufzählungsfeld_2b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a5c66" style:text-line-through-style="none" style:text-line-through-type="none" style:text-position="0% 100%" style:font-name="Arial4" fo:font-family="Arial" style:font-family-generic="swiss" style:font-pitch="variable" fo:font-size="18pt" fo:letter-spacing="normal" fo:font-style="normal" style:text-underline-style="none" fo:font-weight="normal" style:font-name-asian="Arial" style:font-family-asian="Arial" style:font-size-asian="18pt" style:font-style-asian="normal" style:font-weight-asian="normal" style:font-name-complex="Arial4" style:font-family-complex="Arial" style:font-family-generic-complex="swiss" style:font-pitch-complex="variable" style:font-size-complex="18pt" style:font-style-complex="normal" style:font-weight-complex="normal"/>
    </style:style>
    <style:style style:name="Textfeld_2b_Aufzählungsfeld_2b_Bild-outline5" style:display-name="Textfeld+Aufzählungsfeld+Bild-outline5" style:family="presentation" style:parent-style-name="Textfeld_2b_Aufzählungsfeld_2b_Bild-outline4">
      <style:paragraph-properties fo:margin-top="0.1cm" fo:margin-bottom="0cm"/>
      <style:text-properties fo:font-size="20pt" style:font-size-asian="20pt" style:font-size-complex="20pt"/>
    </style:style>
    <style:style style:name="Textfeld_2b_Aufzählungsfeld_2b_Bild-outline6" style:display-name="Textfeld+Aufzählungsfeld+Bild-outline6" style:family="presentation" style:parent-style-name="Textfeld_2b_Aufzählungsfeld_2b_Bild-outline5">
      <style:paragraph-properties fo:margin-top="0.1cm" fo:margin-bottom="0cm"/>
      <style:text-properties fo:font-size="20pt" style:font-size-asian="20pt" style:font-size-complex="20pt"/>
    </style:style>
    <style:style style:name="Textfeld_2b_Aufzählungsfeld_2b_Bild-outline7" style:display-name="Textfeld+Aufzählungsfeld+Bild-outline7" style:family="presentation" style:parent-style-name="Textfeld_2b_Aufzählungsfeld_2b_Bild-outline6">
      <style:paragraph-properties fo:margin-top="0.1cm" fo:margin-bottom="0cm"/>
      <style:text-properties fo:font-size="20pt" style:font-size-asian="20pt" style:font-size-complex="20pt"/>
    </style:style>
    <style:style style:name="Textfeld_2b_Aufzählungsfeld_2b_Bild-outline8" style:display-name="Textfeld+Aufzählungsfeld+Bild-outline8" style:family="presentation" style:parent-style-name="Textfeld_2b_Aufzählungsfeld_2b_Bild-outline7">
      <style:paragraph-properties fo:margin-top="0.1cm" fo:margin-bottom="0cm"/>
      <style:text-properties fo:font-size="20pt" style:font-size-asian="20pt" style:font-size-complex="20pt"/>
    </style:style>
    <style:style style:name="Textfeld_2b_Aufzählungsfeld_2b_Bild-outline9" style:display-name="Textfeld+Aufzählungsfeld+Bild-outline9" style:family="presentation" style:parent-style-name="Textfeld_2b_Aufzählungsfeld_2b_Bild-outline8">
      <style:paragraph-properties fo:margin-top="0.1cm" fo:margin-bottom="0cm"/>
      <style:text-properties fo:font-size="20pt" style:font-size-asian="20pt" style:font-size-complex="20pt"/>
    </style:style>
    <style:style style:name="Textfeld_2b_Aufzählungsfeld_2b_Bild-subtitle" style:display-name="Textfeld+Aufzählungsfeld+Bild-subtitle" style:family="presentation">
      <style:graphic-properties draw:stroke="none" draw:fill="none" draw:textarea-vertical-align="middle">
        <text:list-style style:name="Textfeld_2b_Aufzählungsfeld_2b_Bild-subtitle" style:display-name="Textfeld+Aufzählungsfeld+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feld_2b_Aufzählungsfeld_2b_Bild-title" style:display-name="Textfeld+Aufzählungsfeld+Bild-title" style:family="presentation">
      <style:graphic-properties draw:stroke="none" draw:fill="none" draw:textarea-vertical-align="middle">
        <text:list-style style:name="Textfeld_2b_Aufzählungsfeld_2b_Bild-title" style:display-name="Textfeld+Aufzählungsfeld+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22pt" fo:letter-spacing="normal" fo:language="de" fo:country="DE" fo:font-style="normal" fo:text-shadow="none" style:text-underline-style="none" fo:font-weight="normal" style:letter-kerning="true" fo:background-color="transparent" style:font-name-asian="MS PGothic5" style:font-family-asian="'MS PGothic'" style:font-size-asian="22pt" style:font-style-asian="normal" style:font-weight-asian="normal" style:font-name-complex="Arial4" style:font-family-complex="Arial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4a5c6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18cm" draw:stroke-linejoin="miter" draw:fill="solid" draw:fill-color="#80ba2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.026cm" svg:stroke-linecap="butt" draw:fill="solid" draw:fill-color="#dfe5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cm" fo:padding-right="0.25cm" fo:wrap-option="wrap"/>
    </style:style>
    <style:style style:name="Mgr10" style:family="graphic" style:parent-style-name="standard">
      <style:graphic-properties draw:stroke="solid" svg:stroke-width="0.018cm" svg:stroke-color="#4a5c66" draw:stroke-linejoin="miter" draw:fill="solid" draw:fill-color="#4a5c6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solid" svg:stroke-width="0.018cm" svg:stroke-color="#80ba24" draw:stroke-linejoin="miter" draw:fill="solid" draw:fill-color="#80ba2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solid" svg:stroke-width="0.018cm" svg:stroke-color="#4a5c66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_32__5f_THM-Titelfolie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2" style:family="presentation" style:parent-style-name="_32__5f_THM-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_32__5f_THM-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Kapitelfolie_20_mit_20_Bilder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5" style:family="presentation" style:parent-style-name="Kapitelfolie_20_mit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Kapitelfolie_20_mit_20_Bil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Kapitelfolie_20_mit_20_Bil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ext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ext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10" style:family="presentation" style:parent-style-name="Text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11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_31__5f_Text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_31__5f_Text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15" style:family="presentation" style:parent-style-name="_31__5f_Text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16" style:family="presentation" style:parent-style-name="_31__5f_Text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cm" fo:padding-right="0.25cm" fo:wrap-option="wrap"/>
      <style:paragraph-properties style:writing-mode="lr-tb"/>
    </style:style>
    <style:style style:name="Mpr17" style:family="presentation" style:parent-style-name="_31__5f_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_31__5f_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_31__5f_Textfeld_2b_Aufzählung_20_im_20_Bloc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_31__5f_Textfeld_2b_Aufzählung_20_im_20_Block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21" style:family="presentation" style:parent-style-name="_31__5f_Textfeld_2b_Aufzählung_20_im_20_Block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cm" fo:wrap-option="wrap"/>
      <style:paragraph-properties style:writing-mode="lr-tb"/>
    </style:style>
    <style:style style:name="Mpr22" style:family="presentation" style:parent-style-name="_31__5f_Textfeld_2b_Aufzählung_20_im_20_Blo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_31__5f_Textfeld_2b_Aufzählung_20_im_20_Blo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_32__5f_Textfeld_2b_Aufzählung_20_im_20_Bloc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_32__5f_Textfeld_2b_Aufzählung_20_im_20_Block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26" style:family="presentation" style:parent-style-name="_32__5f_Textfeld_2b_Aufzählung_20_im_20_Block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cm" fo:wrap-option="wrap"/>
      <style:paragraph-properties style:writing-mode="lr-tb"/>
    </style:style>
    <style:style style:name="Mpr27" style:family="presentation" style:parent-style-name="_32__5f_Textfeld_2b_Aufzählung_20_im_20_Blo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_32__5f_Textfeld_2b_Aufzählung_20_im_20_Blo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Aufzählungsfeld_20_1_2c_5_20_zeilig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30" style:family="presentation" style:parent-style-name="Aufzählungsfeld_20_1_2c_5_20_zeilig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31" style:family="presentation" style:parent-style-name="Aufzählungsfeld_20_1_2c_5_20_zeilig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Aufzählungsfeld_20_1_2c_5_20_zeili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Aufzählungsfeld_20_1_2c_5_20_zeili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_31__5f_Kap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35" style:family="presentation" style:parent-style-name="_31__5f_Kap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_31__5f_Kapitel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37" style:family="presentation" style:parent-style-name="_31__5f_Kap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_31__5f_Kap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_32__5f_Kap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40" style:family="presentation" style:parent-style-name="_32__5f_Kap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_32__5f_Kapitel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42" style:family="presentation" style:parent-style-name="_32__5f_Kap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3" style:family="presentation" style:parent-style-name="_32__5f_Kap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4" style:family="presentation" style:parent-style-name="_33__5f_Kap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45" style:family="presentation" style:parent-style-name="_33__5f_Kap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_33__5f_Kapitelfoli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47" style:family="presentation" style:parent-style-name="_33__5f_Kap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_33__5f_Kap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Zwei_20_Inhalt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5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5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Zwei_20_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_31__5f_Aufzählungsfeld_2b_Bild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55" style:family="presentation" style:parent-style-name="_31__5f_Aufzählungsfeld_2b_Bild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56" style:family="presentation" style:parent-style-name="_31__5f_Aufzählungsfeld_2b_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_31__5f_Aufzählungsfeld_2b_Bil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8" style:family="presentation" style:parent-style-name="_31__5f_Aufzählungsfeld_2b_Bil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9" style:family="presentation" style:parent-style-name="Textfeld_2b_Aufzählungsfeld_2b_Bild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.254cm" fo:wrap-option="wrap"/>
      <style:paragraph-properties style:writing-mode="lr-tb"/>
    </style:style>
    <style:style style:name="Mpr60" style:family="presentation" style:parent-style-name="Textfeld_2b_Aufzählungsfeld_2b_Bild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cm" fo:padding-right="0cm" fo:wrap-option="wrap"/>
      <style:paragraph-properties style:writing-mode="lr-tb"/>
    </style:style>
    <style:style style:name="Mpr61" style:family="presentation" style:parent-style-name="Textfeld_2b_Aufzählungsfeld_2b_Bild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Textfeld_2b_Aufzählungsfeld_2b_Bil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Textfeld_2b_Aufzählungsfeld_2b_Bil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4a5c66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left="0cm" fo:margin-right="0cm" fo:margin-top="0.155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P12" style:family="paragraph">
      <style:paragraph-properties fo:margin-top="0cm" fo:margin-bottom="0cm" fo:line-height="100%" fo:text-align="start" style:punctuation-wrap="hanging" style:writing-mode="lr-tb"/>
    </style:style>
    <style:style style:name="MP13" style:family="paragraph">
      <style:paragraph-properties fo:margin-top="0cm" fo:margin-bottom="0cm" fo:line-height="100%" fo:text-align="end" style:punctuation-wrap="hanging" style:writing-mode="lr-tb"/>
      <style:text-properties fo:font-size="11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6" style:family="paragraph">
      <loext:graphic-properties draw:fill="solid" draw:fill-color="#80ba24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9" style:family="paragraph">
      <loext:graphic-properties draw:fill="solid" draw:fill-color="#dfe5e6"/>
      <style:paragraph-properties fo:text-align="center" style:font-independent-line-spacing="true"/>
      <style:text-properties fo:font-size="18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22" style:family="paragraph">
      <style:paragraph-properties fo:margin-left="0cm" fo:margin-right="0cm" fo:margin-top="0.141cm" fo:margin-bottom="0cm" fo:line-height="1.446cm" fo:text-align="start" fo:text-indent="0cm" style:punctuation-wrap="hanging" style:writing-mode="lr-tb"/>
    </style:style>
    <style:style style:name="MP23" style:family="paragraph">
      <style:paragraph-properties fo:margin-left="0cm" fo:margin-right="0cm" fo:text-indent="0cm"/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25" style:family="paragraph">
      <style:paragraph-properties fo:margin-left="0.741cm" fo:margin-right="0cm" fo:margin-top="0.099cm" fo:margin-bottom="0cm" fo:line-height="100%" fo:text-align="start" fo:text-indent="-0.7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2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3" style:family="text">
      <style:text-properties fo:font-variant="normal" fo:text-transform="none" fo:color="#4a5c66" style:text-line-through-style="none" style:text-line-through-type="none" style:text-position="0% 100%" style:font-name="Arial4" fo:font-size="22pt" fo:letter-spacing="normal" fo:language="de" fo:country="DE" fo:font-style="normal" style:text-underline-style="none" fo:font-weight="bold" style:font-name-asian="MS PGothic3" style:font-size-asian="22pt" style:font-style-asian="normal" style:font-weight-asian="bold" style:font-name-complex="Arial4" style:font-size-complex="22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font-name-asian="MS PGothic5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variant="normal" fo:text-transform="none" fo:color="#4a5c66" style:text-line-through-style="none" style:text-line-through-type="none" style:text-position="0% 100%" style:font-name="Arial4" fo:font-size="18pt" fo:letter-spacing="normal" fo:language="de" fo:country="DE" fo:font-style="normal" style:text-underline-style="none" fo:font-weight="normal" style:font-name-asian="MS PGothic3" style:font-size-asian="18pt" style:font-style-asian="normal" style:font-weight-asian="normal" style:font-name-complex="Arial4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4" fo:font-size="24pt" fo:letter-spacing="normal" fo:language="de" fo:country="DE" fo:font-style="normal" style:text-underline-style="none" fo:font-weight="bold" style:font-name-asian="MS PGothic3" style:font-size-asian="24pt" style:font-style-asian="normal" style:font-weight-asian="bold" style:font-name-complex="Arial4" style:font-size-complex="24pt" style:font-style-complex="normal" style:font-weight-complex="bold"/>
    </style:style>
    <style:style style:name="MT7" style:family="text">
      <style:text-properties fo:font-variant="normal" fo:text-transform="none" fo:color="#4a5c66" style:text-line-through-style="none" style:text-line-through-type="none" style:text-position="0% 100%" style:font-name="Arial4" fo:font-size="20pt" fo:letter-spacing="normal" fo:language="de" fo:country="DE" fo:font-style="normal" style:text-underline-style="none" fo:font-weight="normal" style:font-name-asian="MS PGothic3" style:font-size-asian="20pt" style:font-style-asian="normal" style:font-weight-asian="normal" style:font-name-complex="Arial4" style:font-size-complex="20pt" style:font-style-complex="normal" style:font-weight-complex="normal"/>
    </style:style>
    <style:style style:name="MT8" style:family="text">
      <style:text-properties fo:font-variant="normal" fo:text-transform="none" fo:color="#4a5c66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font-name-asian="MS PGothic5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4" fo:font-size="14pt" fo:letter-spacing="normal" fo:language="de" fo:country="DE" fo:font-style="normal" style:text-underline-style="none" fo:font-weight="normal" style:font-name-asian="MS PGothic3" style:font-size-asian="14pt" style:font-style-asian="normal" style:font-weight-asian="normal" style:font-name-complex="Arial4" style:font-size-complex="14pt" style:font-style-complex="normal" style:font-weight-complex="normal"/>
    </style:style>
    <style:style style:name="MT10" style:family="text">
      <style:text-properties fo:font-variant="normal" fo:text-transform="none" fo:color="#4a5c66" style:text-line-through-style="none" style:text-line-through-type="none" style:text-position="0% 100%" style:font-name="Arial4" fo:font-size="18pt" fo:letter-spacing="normal" fo:language="de" fo:country="DE" fo:font-style="normal" style:text-underline-style="none" fo:font-weight="normal" style:font-name-asian="Arial" style:font-size-asian="18pt" style:font-style-asian="normal" style:font-weight-asian="normal" style:font-name-complex="Arial4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">
        <style:list-level-properties text:space-before="0.742cm" text:min-label-width="0.766cm"/>
        <style:text-properties fo:font-family="Wingdings" style:font-charset="x-symbol" fo:color="#80ba24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">
        <style:list-level-properties text:space-before="0.742cm" text:min-label-width="0.766cm"/>
        <style:text-properties fo:font-family="Wingdings" style:font-charset="x-symbol" fo:color="#80ba24" fo:font-size="90%"/>
      </text:list-level-style-bullet>
      <text:list-level-style-bullet text:level="3" text:bullet-char="">
        <style:list-level-properties text:space-before="1.509cm" text:min-label-width="0.74cm"/>
        <style:text-properties fo:font-family="Wingdings" style:font-charset="x-symbol" fo:color="#80ba24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">
        <style:list-level-properties text:space-before="0.742cm" text:min-label-width="0.766cm"/>
        <style:text-properties fo:font-family="Wingdings" style:font-charset="x-symbol" fo:color="#80ba24" fo:font-size="90%"/>
      </text:list-level-style-bullet>
      <text:list-level-style-bullet text:level="3" text:bullet-char="">
        <style:list-level-properties text:space-before="1.509cm" text:min-label-width="0.74cm"/>
        <style:text-properties fo:font-family="Wingdings" style:font-charset="x-symbol" fo:color="#80ba24" fo:font-size="80%"/>
      </text:list-level-style-bullet>
      <text:list-level-style-bullet text:level="4" text:bullet-char="">
        <style:list-level-properties text:space-before="2.25cm" text:min-label-width="0.74cm"/>
        <style:text-properties fo:font-family="Wingdings" style:font-charset="x-symbol" fo:color="#80ba24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74cm"/>
        <style:text-properties fo:font-family="Wingdings" style:font-charset="x-symbol" fo:color="#80ba24" fo:font-size="106%"/>
      </text:list-level-style-bullet>
      <text:list-level-style-bullet text:level="2" text:bullet-char="">
        <style:list-level-properties text:space-before="0.742cm" text:min-label-width="0.766cm"/>
        <style:text-properties fo:font-family="Wingdings" style:font-charset="x-symbol" fo:color="#80ba24" fo:font-size="90%"/>
      </text:list-level-style-bullet>
      <text:list-level-style-bullet text:level="3" text:bullet-char="">
        <style:list-level-properties text:space-before="1.509cm" text:min-label-width="0.74cm"/>
        <style:text-properties fo:font-family="Wingdings" style:font-charset="x-symbol" fo:color="#80ba24" fo:font-size="80%"/>
      </text:list-level-style-bullet>
      <text:list-level-style-bullet text:level="4" text:bullet-char="">
        <style:list-level-properties text:space-before="2.25cm" text:min-label-width="0.74cm"/>
        <style:text-properties fo:font-family="Wingdings" style:font-charset="x-symbol" fo:color="#80ba24" fo:font-size="80%"/>
      </text:list-level-style-bullet>
      <text:list-level-style-bullet text:level="5" text:bullet-char="">
        <style:list-level-properties text:space-before="2.991cm" text:min-label-width="0.74cm"/>
        <style:text-properties fo:font-family="Wingdings" style:font-charset="x-symbol" fo:color="#80ba24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THM-Titelfolie" style:display-name="2_THM-Titelfolie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loext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loext:mime-type="image/png">
          <text:p/>
        </draw:image>
      </draw:frame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5cm">
        <draw:image xlink:href="Pictures/10000201000001D90000002A9B04A4BE6BFC9148.png" xlink:type="simple" xlink:show="embed" xlink:actuate="onLoad" loext:mime-type="image/png">
          <text:p/>
        </draw:image>
      </draw:frame>
      <draw:frame draw:name="Bild 9" draw:style-name="Mgr5" draw:text-style-name="MP8" draw:layer="backgroundobjects" svg:width="25.399cm" svg:height="14.401cm" svg:x="0.018cm" svg:y="3.5cm">
        <draw:image xlink:href="Pictures/1000000000000898000004DF63B1C40909A636AD.jpg" xlink:type="simple" xlink:show="embed" xlink:actuate="onLoad" loext:mime-type="image/jpeg">
          <text:p/>
        </draw:image>
        <svg:desc>StudisTHM.jpg</svg:desc>
      </draw:frame>
      <draw:custom-shape draw:name="Rectangle 6" draw:style-name="Mgr6" draw:text-style-name="MP9" draw:layer="backgroundobjects" svg:width="7.998cm" svg:height="7.998cm" svg:x="16.4cm" svg:y="8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9" presentation:style-name="Mpr1" draw:text-style-name="MP11" draw:layer="backgroundobjects" svg:width="6.6cm" svg:height="6.198cm" svg:x="17.1cm" svg:y="10.326cm" presentation:class="outline" presentation:user-transformed="true">
        <draw:text-box>
          <text:list text:style-name="ML2">
            <text:list-item>
              <text:p text:style-name="MP10"><text:span text:style-name="MT3">ÜBERSCHRIFT</text:span></text:p>
            </text:list-item>
          </text:list>
        </draw:text-box>
      </draw:frame>
      <draw:frame presentation:style-name="_32__5f_THM-Titelfolie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_32__5f_THM-Titelfolie-title" draw:layer="backgroundobjects" svg:width="19.798cm" svg:height="11.136cm" svg:x="0.6cm" svg:y="2.257cm" presentation:class="page"/>
        <draw:frame presentation:style-name="_32__5f_THM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apitelfolie_20_mit_20_Bilder" style:display-name="Kapitelfolie mit Bilder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loext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loext:mime-type="image/png">
          <text:p/>
        </draw:image>
      </draw:frame>
      <draw:frame draw:name="Bildplatzhalter 6" presentation:style-name="Kapitelfolie_20_mit_20_Bilder-outline1" draw:layer="backgroundobjects" svg:width="7.345cm" svg:height="12.6cm" svg:x="16.929cm" svg:y="4.724cm" presentation:class="outline" presentation:placeholder="true" presentation:user-transformed="true">
        <draw:text-box/>
      </draw:frame>
      <draw:frame draw:name="Bildplatzhalter 6" presentation:style-name="Kapitelfolie_20_mit_20_Bilder-outline1" draw:layer="backgroundobjects" svg:width="7.345cm" svg:height="12.6cm" svg:x="0.9cm" svg:y="4.724cm" presentation:class="outline" presentation:placeholder="true" presentation:user-transformed="true">
        <draw:text-box/>
      </draw:frame>
      <draw:frame draw:name="Bildplatzhalter 6" presentation:style-name="Kapitelfolie_20_mit_20_Bilder-outline1" draw:layer="backgroundobjects" svg:width="7.345cm" svg:height="12.602cm" svg:x="8.9cm" svg:y="4.723cm" presentation:class="outline" presentation:placeholder="true" presentation:user-transformed="true">
        <draw:text-box/>
      </draw:frame>
      <draw:frame draw:name="Titel 1" presentation:style-name="Mpr4" draw:text-style-name="MP11" draw:layer="backgroundobjects" svg:width="23.591cm" svg:height="1.6cm" svg:x="0.9cm" svg:y="3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Foliennummernplatzhalter 2" presentation:style-name="Mpr5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extplatzhalter 17" presentation:style-name="Kapitelfolie_20_mit_20_Bilder-outline1" draw:layer="backgroundobjects" svg:width="6.451cm" svg:height="1.745cm" svg:x="1.584cm" svg:y="5.231cm" presentation:class="outline" presentation:placeholder="true" presentation:user-transformed="true">
        <draw:text-box/>
      </draw:frame>
      <draw:frame draw:name="Textplatzhalter 21" presentation:style-name="Kapitelfolie_20_mit_20_Bilder-outline1" draw:layer="backgroundobjects" svg:width="6.673cm" svg:height="2.058cm" svg:x="9.598cm" svg:y="5.048cm" presentation:class="outline" presentation:placeholder="true" presentation:user-transformed="true">
        <draw:text-box/>
      </draw:frame>
      <draw:frame draw:name="Textplatzhalter 23" presentation:style-name="Kapitelfolie_20_mit_20_Bilder-outline1" draw:layer="backgroundobjects" svg:width="6.64cm" svg:height="2.248cm" svg:x="17.634cm" svg:y="5.048cm" presentation:class="outline" presentation:placeholder="true" presentation:user-transformed="true">
        <draw:text-box/>
      </draw:frame>
      <presentation:notes style:page-layout-name="PM0">
        <draw:page-thumbnail presentation:style-name="Kapitelfolie_20_mit_20_Bilder-title" draw:layer="backgroundobjects" svg:width="14.848cm" svg:height="11.136cm" svg:x="3.075cm" svg:y="2.257cm" presentation:class="page"/>
        <draw:frame presentation:style-name="Kapitelfolie_20_mit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folie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loext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loext:mime-type="image/png">
          <text:p/>
        </draw:image>
      </draw:frame>
      <draw:frame draw:name="Foliennummernplatzhalter 5" presentation:style-name="Mpr8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itel 2" presentation:style-name="Mpr9" draw:text-style-name="MP11" draw:layer="backgroundobjects" svg:width="23.393cm" svg:height="1.595cm" svg:x="0.9cm" svg:y="3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Textplatzhalter 7" presentation:style-name="Mpr10" draw:text-style-name="MP7" draw:layer="backgroundobjects" svg:width="23.4cm" svg:height="12.825cm" svg:x="0.9cm" svg:y="4.5cm" presentation:class="outline" presentation:user-transformed="true">
        <draw:text-box>
          <text:list text:style-name="ML2">
            <text:list-item>
              <text:p text:style-name="MP15"><text:span text:style-name="MT5">Mastertextformat bearbeiten</text:span></text:p>
            </text:list-item>
          </text:list>
        </draw:text-box>
      </draw:frame>
      <presentation:notes style:page-layout-name="PM0">
        <draw:page-thumbnail presentation:style-name="Textfolie-title" draw:layer="backgroundobjects" svg:width="14.848cm" svg:height="11.136cm" svg:x="3.075cm" svg:y="2.257cm" presentation:class="page"/>
        <draw:frame presentation:style-name="Text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extfolie" style:display-name="1_Textfolie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loext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loext:mime-type="image/png">
          <text:p/>
        </draw:image>
      </draw:frame>
      <draw:frame draw:name="Foliennummernplatzhalter 5" presentation:style-name="Mpr13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itel 2" presentation:style-name="Mpr14" draw:text-style-name="MP11" draw:layer="backgroundobjects" svg:width="23.393cm" svg:height="1.595cm" svg:x="0.9cm" svg:y="3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Textplatzhalter 7" presentation:style-name="Mpr15" draw:text-style-name="MP7" draw:layer="backgroundobjects" svg:width="23.4cm" svg:height="4.824cm" svg:x="0.9cm" svg:y="4.5cm" presentation:class="outline" presentation:user-transformed="true">
        <draw:text-box>
          <text:list text:style-name="ML2">
            <text:list-item>
              <text:p text:style-name="MP15"><text:span text:style-name="MT5">Mastertextformat bearbeiten</text:span></text:p>
            </text:list-item>
          </text:list>
        </draw:text-box>
      </draw:frame>
      <draw:custom-shape draw:name="Rectangle 7" draw:style-name="Mgr7" draw:text-style-name="MP16" draw:layer="backgroundobjects" svg:width="7.399cm" svg:height="7.399cm" svg:x="0.9cm" svg:y="9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7" draw:text-style-name="MP16" draw:layer="backgroundobjects" svg:width="7.399cm" svg:height="7.399cm" svg:x="8.897cm" svg:y="9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7" draw:text-style-name="MP16" draw:layer="backgroundobjects" svg:width="7.399cm" svg:height="7.399cm" svg:x="16.9cm" svg:y="9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1" presentation:style-name="Mpr16" draw:text-style-name="MP18" draw:layer="backgroundobjects" svg:width="6cm" svg:height="2.134cm" svg:x="1.43cm" svg:y="10.32cm" presentation:class="outline" presentation:user-transformed="true">
        <draw:text-box>
          <text:p text:style-name="MP17"><text:span text:style-name="MT6">Text</text:span></text:p>
        </draw:text-box>
      </draw:frame>
      <draw:frame draw:name="Textplatzhalter 11" presentation:style-name="Mpr16" draw:text-style-name="MP18" draw:layer="backgroundobjects" svg:width="6cm" svg:height="2.134cm" svg:x="9.45cm" svg:y="10.32cm" presentation:class="outline" presentation:user-transformed="true">
        <draw:text-box>
          <text:p text:style-name="MP17"><text:span text:style-name="MT6">Text</text:span></text:p>
        </draw:text-box>
      </draw:frame>
      <draw:frame draw:name="Textplatzhalter 11" presentation:style-name="Mpr16" draw:text-style-name="MP18" draw:layer="backgroundobjects" svg:width="6cm" svg:height="2.134cm" svg:x="17.45cm" svg:y="10.324cm" presentation:class="outline" presentation:user-transformed="true">
        <draw:text-box>
          <text:p text:style-name="MP17"><text:span text:style-name="MT6">Text</text:span></text:p>
        </draw:text-box>
      </draw:frame>
      <presentation:notes style:page-layout-name="PM0">
        <draw:page-thumbnail presentation:style-name="_31__5f_Textfolie-title" draw:layer="backgroundobjects" svg:width="14.848cm" svg:height="11.136cm" svg:x="3.075cm" svg:y="2.257cm" presentation:class="page"/>
        <draw:frame presentation:style-name="_31__5f_Textfoli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extfeld_2b_Aufzählung_20_im_20_Block" style:display-name="1_Textfeld+Aufzählung im Block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loext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loext:mime-type="image/png">
          <text:p/>
        </draw:image>
      </draw:frame>
      <draw:custom-shape draw:name="Rechteck 15" draw:style-name="Mgr8" draw:text-style-name="MP19" draw:layer="backgroundobjects" svg:width="18.767cm" svg:height="3.999cm" svg:x="5.512cm" svg:y="7.7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19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itel 2" presentation:style-name="Mpr20" draw:text-style-name="MP11" draw:layer="backgroundobjects" svg:width="23.393cm" svg:height="1.595cm" svg:x="0.9cm" svg:y="3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Textplatzhalter 7" presentation:style-name="Mpr21" draw:text-style-name="MP7" draw:layer="backgroundobjects" svg:width="23.626cm" svg:height="3.694cm" svg:x="0.9cm" svg:y="4.5cm" presentation:class="outline" presentation:user-transformed="true">
        <draw:text-box>
          <text:list text:style-name="ML2">
            <text:list-item>
              <text:p text:style-name="MP15"><text:span text:style-name="MT5">Mastertextformat bearbeiten</text:span></text:p>
            </text:list-item>
          </text:list>
        </draw:text-box>
      </draw:frame>
      <draw:custom-shape draw:name="Rechteck 4" draw:style-name="Mgr8" draw:text-style-name="MP19" draw:layer="backgroundobjects" svg:width="18.767cm" svg:height="4.998cm" svg:x="5.512cm" svg:y="12.3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9" draw:text-style-name="MP20" draw:layer="backgroundobjects" svg:width="19.75cm" svg:height="4.104cm" svg:x="6.399cm" svg:y="6.7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" presentation:style-name="Mpr21" draw:text-style-name="MP7" draw:layer="backgroundobjects" svg:width="17.88cm" svg:height="4.246cm" svg:x="6.357cm" svg:y="8.279cm" presentation:class="outline" presentation:user-transformed="true">
        <draw:text-box>
          <text:list text:style-name="ML4">
            <text:list-item>
              <text:p text:style-name="MP21"><text:span text:style-name="MT5">Mastertextformat bearbeiten</text:span></text:p>
            </text:list-item>
          </text:list>
        </draw:text-box>
      </draw:frame>
      <draw:frame draw:name="Textplatzhalter 2" presentation:style-name="Mpr21" draw:text-style-name="MP7" draw:layer="backgroundobjects" svg:width="17.88cm" svg:height="4.246cm" svg:x="6.378cm" svg:y="12.925cm" presentation:class="outline" presentation:user-transformed="true">
        <draw:text-box>
          <text:list text:style-name="ML4">
            <text:list-item>
              <text:p text:style-name="MP21"><text:span text:style-name="MT5">Mastertextformat bearbeiten</text:span></text:p>
            </text:list-item>
          </text:list>
        </draw:text-box>
      </draw:frame>
      <draw:frame draw:name="Bild 13" draw:style-name="Mgr5" draw:text-style-name="MP8" draw:layer="backgroundobjects" svg:width="3.015cm" svg:height="3.2cm" svg:x="1.266cm" svg:y="8.124cm">
        <draw:image xlink:href="Pictures/10000000000000B6000000C1D4E8AB705288C08F.png" xlink:type="simple" xlink:show="embed" xlink:actuate="onLoad" loext:mime-type="image/png">
          <text:p/>
        </draw:image>
        <svg:desc>organisation.tif</svg:desc>
      </draw:frame>
      <draw:frame draw:name="Bild 1" draw:style-name="Mgr5" draw:text-style-name="MP8" draw:layer="backgroundobjects" svg:width="3.2cm" svg:height="1.86cm" svg:x="1.217cm" svg:y="13.776cm">
        <draw:image xlink:href="Pictures/100000000000011F000000A7B53CC64B70AD4063.png" xlink:type="simple" xlink:show="embed" xlink:actuate="onLoad" loext:mime-type="image/png">
          <text:p/>
        </draw:image>
        <svg:desc>euro-schein.tif</svg:desc>
      </draw:frame>
      <presentation:notes style:page-layout-name="PM0">
        <draw:page-thumbnail presentation:style-name="_31__5f_Textfeld_2b_Aufzählung_20_im_20_Block-title" draw:layer="backgroundobjects" svg:width="14.848cm" svg:height="11.136cm" svg:x="3.075cm" svg:y="2.257cm" presentation:class="page"/>
        <draw:frame presentation:style-name="_31__5f_Textfeld_2b_Aufzählung_20_im_20_Bloc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extfeld_2b_Aufzählung_20_im_20_Block" style:display-name="2_Textfeld+Aufzählung im Block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loext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loext:mime-type="image/png">
          <text:p/>
        </draw:image>
      </draw:frame>
      <draw:frame draw:name="Foliennummernplatzhalter 5" presentation:style-name="Mpr24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itel 2" presentation:style-name="Mpr25" draw:text-style-name="MP11" draw:layer="backgroundobjects" svg:width="23.393cm" svg:height="1.595cm" svg:x="0.9cm" svg:y="3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Textplatzhalter 7" presentation:style-name="Mpr26" draw:text-style-name="MP7" draw:layer="backgroundobjects" svg:width="23.626cm" svg:height="3.694cm" svg:x="0.9cm" svg:y="4.5cm" presentation:class="outline" presentation:user-transformed="true">
        <draw:text-box>
          <text:list text:style-name="ML2">
            <text:list-item>
              <text:p text:style-name="MP15"><text:span text:style-name="MT5">Mastertextformat bearbeiten</text:span></text:p>
            </text:list-item>
          </text:list>
        </draw:text-box>
      </draw:frame>
      <draw:custom-shape draw:name="Rechteck 4" draw:style-name="Mgr8" draw:text-style-name="MP19" draw:layer="backgroundobjects" svg:width="18.767cm" svg:height="4.8cm" svg:x="5.512cm" svg:y="12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8" draw:text-style-name="MP19" draw:layer="backgroundobjects" svg:width="18.767cm" svg:height="4.8cm" svg:x="5.512cm" svg:y="7.1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9" draw:text-style-name="MP20" draw:layer="backgroundobjects" svg:width="19.75cm" svg:height="4.104cm" svg:x="6.399cm" svg:y="6.7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0" draw:style-name="Mgr5" draw:text-style-name="MP8" draw:layer="backgroundobjects" svg:width="3.223cm" svg:height="2.398cm" svg:x="1.098cm" svg:y="7.726cm">
        <draw:image xlink:href="Pictures/10000000000000EB000000AFBAC9EDBBE545D86D.png" xlink:type="simple" xlink:show="embed" xlink:actuate="onLoad" loext:mime-type="image/png">
          <text:p/>
        </draw:image>
        <svg:desc>icon_people.tif</svg:desc>
      </draw:frame>
      <draw:frame draw:name="Bild 11" draw:style-name="Mgr5" draw:text-style-name="MP8" draw:layer="backgroundobjects" svg:width="3.117cm" svg:height="2.288cm" svg:x="1.217cm" svg:y="13.437cm">
        <draw:image xlink:href="Pictures/1000000000000116000000CC16348C0019C6A946.png" xlink:type="simple" xlink:show="embed" xlink:actuate="onLoad" loext:mime-type="image/png">
          <text:p/>
        </draw:image>
        <svg:desc>haus.tif</svg:desc>
      </draw:frame>
      <draw:frame draw:name="Textplatzhalter 2" presentation:style-name="Mpr26" draw:text-style-name="MP7" draw:layer="backgroundobjects" svg:width="17.88cm" svg:height="4.246cm" svg:x="6.357cm" svg:y="7.879cm" presentation:class="outline" presentation:user-transformed="true">
        <draw:text-box>
          <text:list text:style-name="ML4">
            <text:list-item>
              <text:p text:style-name="MP21"><text:span text:style-name="MT5">Mastertextformat bearbeiten</text:span></text:p>
            </text:list-item>
          </text:list>
        </draw:text-box>
      </draw:frame>
      <draw:frame draw:name="Textplatzhalter 2" presentation:style-name="Mpr26" draw:text-style-name="MP7" draw:layer="backgroundobjects" svg:width="17.88cm" svg:height="4.246cm" svg:x="6.36cm" svg:y="13.279cm" presentation:class="outline" presentation:user-transformed="true">
        <draw:text-box>
          <text:list text:style-name="ML4">
            <text:list-item>
              <text:p text:style-name="MP21"><text:span text:style-name="MT5">Mastertextformat bearbeiten</text:span></text:p>
            </text:list-item>
          </text:list>
        </draw:text-box>
      </draw:frame>
      <presentation:notes style:page-layout-name="PM0">
        <draw:page-thumbnail presentation:style-name="_32__5f_Textfeld_2b_Aufzählung_20_im_20_Block-title" draw:layer="backgroundobjects" svg:width="14.848cm" svg:height="11.136cm" svg:x="3.075cm" svg:y="2.257cm" presentation:class="page"/>
        <draw:frame presentation:style-name="_32__5f_Textfeld_2b_Aufzählung_20_im_20_Block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ufzählungsfeld_20_1_2c_5_20_zeilig" style:display-name="Aufzählungsfeld 1,5 zeilig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loext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loext:mime-type="image/png">
          <text:p/>
        </draw:image>
      </draw:frame>
      <draw:frame draw:name="Inhaltsplatzhalter 2" presentation:style-name="Mpr29" draw:text-style-name="MP24" draw:layer="backgroundobjects" svg:width="23.259cm" svg:height="12.825cm" svg:x="0.9cm" svg:y="4.3cm" presentation:class="outline" presentation:user-transformed="true">
        <draw:text-box>
          <text:list text:style-name="ML2">
            <text:list-item>
              <text:p text:style-name="MP22"><text:span text:style-name="MT7">Mastertextformat bearbeiten</text:span></text:p>
              <text:list>
                <text:list-item>
                  <text:p text:style-name="MP23"><text:span text:style-name="MT7"/></text:p>
                </text:list-item>
              </text:list>
            </text:list-item>
          </text:list>
        </draw:text-box>
      </draw:frame>
      <draw:frame draw:name="Titel 9" presentation:style-name="Mpr30" draw:text-style-name="MP11" draw:layer="backgroundobjects" svg:width="23.389cm" svg:height="1.599cm" svg:x="0.9cm" svg:y="3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Foliennummernplatzhalter 5" presentation:style-name="Mpr31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Aufzählungsfeld_20_1_2c_5_20_zeilig-title" draw:layer="backgroundobjects" svg:width="14.848cm" svg:height="11.136cm" svg:x="3.075cm" svg:y="2.257cm" presentation:class="page"/>
        <draw:frame presentation:style-name="Aufzählungsfeld_20_1_2c_5_20_zeilig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Kapitelfolie" style:display-name="1_Kapitelfolie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loext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loext:mime-type="image/png">
          <text:p/>
        </draw:image>
      </draw:frame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loext:mime-type="image/png">
          <text:p/>
        </draw:image>
      </draw:frame>
      <draw:custom-shape draw:name="Rectangle 7" draw:style-name="Mgr10" draw:text-style-name="MP5" draw:layer="backgroundobjects" svg:width="5.449cm" svg:height="5.449cm" svg:x="0.9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10" draw:text-style-name="MP5" draw:layer="backgroundobjects" svg:width="5.449cm" svg:height="5.449cm" svg:x="6.897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0" draw:text-style-name="MP5" draw:layer="backgroundobjects" svg:width="5.449cm" svg:height="5.449cm" svg:x="12.898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1" draw:text-style-name="MP16" draw:layer="backgroundobjects" svg:width="5.449cm" svg:height="5.449cm" svg:x="18.896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0" draw:text-style-name="MP5" draw:layer="backgroundobjects" svg:width="5.449cm" svg:height="5.449cm" svg:x="0.9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0" draw:text-style-name="MP5" draw:layer="backgroundobjects" svg:width="5.449cm" svg:height="5.449cm" svg:x="6.897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10" draw:text-style-name="MP5" draw:layer="backgroundobjects" svg:width="5.449cm" svg:height="5.449cm" svg:x="12.898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1" draw:text-style-name="MP16" draw:layer="backgroundobjects" svg:width="5.449cm" svg:height="5.449cm" svg:x="18.896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4" draw:text-style-name="MP11" draw:layer="backgroundobjects" svg:width="23.589cm" svg:height="1.599cm" svg:x="0.9cm" svg:y="3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Foliennummernplatzhalter 5" presentation:style-name="Mpr35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extplatzhalter 17" presentation:style-name="Mpr36" draw:text-style-name="MP7" draw:layer="backgroundobjects" svg:width="23.591cm" svg:height="1.368cm" svg:x="0.9cm" svg:y="4.5cm" presentation:class="outline" presentation:user-transformed="true">
        <draw:text-box>
          <text:list text:style-name="ML2">
            <text:list-item>
              <text:p text:style-name="MP15"><text:span text:style-name="MT8">Textfeld</text:span></text:p>
            </text:list-item>
          </text:list>
        </draw:text-box>
      </draw:frame>
      <draw:frame draw:name="Textplatzhalter 18" presentation:style-name="_31__5f_Kapitelfolie-outline1" draw:layer="backgroundobjects" svg:width="4.199cm" svg:height="1.804cm" svg:x="1.499cm" svg:y="6.32cm" presentation:class="outline" presentation:placeholder="true" presentation:user-transformed="true">
        <draw:text-box/>
      </draw:frame>
      <draw:frame draw:name="Textplatzhalter 18" presentation:style-name="_31__5f_Kapitelfolie-outline1" draw:layer="backgroundobjects" svg:width="4.199cm" svg:height="1.804cm" svg:x="7.5cm" svg:y="6.32cm" presentation:class="outline" presentation:placeholder="true" presentation:user-transformed="true">
        <draw:text-box/>
      </draw:frame>
      <draw:frame draw:name="Textplatzhalter 18" presentation:style-name="_31__5f_Kapitelfolie-outline1" draw:layer="backgroundobjects" svg:width="4.199cm" svg:height="1.804cm" svg:x="13.5cm" svg:y="6.32cm" presentation:class="outline" presentation:placeholder="true" presentation:user-transformed="true">
        <draw:text-box/>
      </draw:frame>
      <draw:frame draw:name="Textplatzhalter 18" presentation:style-name="_31__5f_Kapitelfolie-outline1" draw:layer="backgroundobjects" svg:width="4.199cm" svg:height="1.804cm" svg:x="1.5cm" svg:y="12.32cm" presentation:class="outline" presentation:placeholder="true" presentation:user-transformed="true">
        <draw:text-box/>
      </draw:frame>
      <draw:frame draw:name="Textplatzhalter 18" presentation:style-name="_31__5f_Kapitelfolie-outline1" draw:layer="backgroundobjects" svg:width="4.199cm" svg:height="1.804cm" svg:x="7.5cm" svg:y="12.32cm" presentation:class="outline" presentation:placeholder="true" presentation:user-transformed="true">
        <draw:text-box/>
      </draw:frame>
      <draw:frame draw:name="Textplatzhalter 18" presentation:style-name="_31__5f_Kapitelfolie-outline1" draw:layer="backgroundobjects" svg:width="4.199cm" svg:height="1.804cm" svg:x="13.5cm" svg:y="12.32cm" presentation:class="outline" presentation:placeholder="true" presentation:user-transformed="true">
        <draw:text-box/>
      </draw:frame>
      <draw:frame draw:name="Textplatzhalter 24" presentation:style-name="Mpr36" draw:text-style-name="MP26" draw:layer="backgroundobjects" svg:width="4.199cm" svg:height="3.224cm" svg:x="1.499cm" svg:y="7.5cm" presentation:class="outline" presentation:user-transformed="true">
        <draw:text-box>
          <text:p text:style-name="MP25"><text:span text:style-name="MT9">Text hinzufügen</text:span></text:p>
        </draw:text-box>
      </draw:frame>
      <draw:frame draw:name="Textplatzhalter 24" presentation:style-name="Mpr36" draw:text-style-name="MP26" draw:layer="backgroundobjects" svg:width="4.749cm" svg:height="3.224cm" svg:x="7.5cm" svg:y="7.5cm" presentation:class="outline" presentation:user-transformed="true">
        <draw:text-box>
          <text:p text:style-name="MP25"><text:span text:style-name="MT9">Text hinzufügen</text:span></text:p>
        </draw:text-box>
      </draw:frame>
      <draw:frame draw:name="Textplatzhalter 24" presentation:style-name="Mpr36" draw:text-style-name="MP26" draw:layer="backgroundobjects" svg:width="4.199cm" svg:height="3.224cm" svg:x="13.5cm" svg:y="7.5cm" presentation:class="outline" presentation:user-transformed="true">
        <draw:text-box>
          <text:p text:style-name="MP25"><text:span text:style-name="MT9">Text hinzufügen</text:span></text:p>
        </draw:text-box>
      </draw:frame>
      <draw:frame draw:name="Textplatzhalter 24" presentation:style-name="Mpr36" draw:text-style-name="MP26" draw:layer="backgroundobjects" svg:width="4.199cm" svg:height="3.224cm" svg:x="1.499cm" svg:y="13.6cm" presentation:class="outline" presentation:user-transformed="true">
        <draw:text-box>
          <text:p text:style-name="MP25"><text:span text:style-name="MT9">Text hinzufügen</text:span></text:p>
        </draw:text-box>
      </draw:frame>
      <draw:frame draw:name="Textplatzhalter 24" presentation:style-name="Mpr36" draw:text-style-name="MP26" draw:layer="backgroundobjects" svg:width="4.199cm" svg:height="3.224cm" svg:x="7.5cm" svg:y="13.5cm" presentation:class="outline" presentation:user-transformed="true">
        <draw:text-box>
          <text:p text:style-name="MP25"><text:span text:style-name="MT9">Text hinzufügen</text:span></text:p>
        </draw:text-box>
      </draw:frame>
      <draw:frame draw:name="Textplatzhalter 24" presentation:style-name="Mpr36" draw:text-style-name="MP26" draw:layer="backgroundobjects" svg:width="4.199cm" svg:height="3.224cm" svg:x="13.5cm" svg:y="13.5cm" presentation:class="outline" presentation:user-transformed="true">
        <draw:text-box>
          <text:p text:style-name="MP25"><text:span text:style-name="MT9">Text hinzufügen</text:span></text:p>
        </draw:text-box>
      </draw:frame>
      <presentation:notes style:page-layout-name="PM0">
        <draw:page-thumbnail presentation:style-name="_31__5f_Kapitelfolie-title" draw:layer="backgroundobjects" svg:width="14.848cm" svg:height="11.136cm" svg:x="3.075cm" svg:y="2.257cm" presentation:class="page"/>
        <draw:frame presentation:style-name="_31__5f_Kap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Kapitelfolie" style:display-name="2_Kapitelfolie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loext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loext:mime-type="image/png">
          <text:p/>
        </draw:image>
      </draw:frame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loext:mime-type="image/png">
          <text:p/>
        </draw:image>
      </draw:frame>
      <draw:custom-shape draw:name="Rectangle 7" draw:style-name="Mgr12" draw:text-style-name="MP27" draw:layer="backgroundobjects" svg:width="5.449cm" svg:height="5.449cm" svg:x="0.9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12" draw:text-style-name="MP27" draw:layer="backgroundobjects" svg:width="5.449cm" svg:height="5.449cm" svg:x="6.897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2" draw:text-style-name="MP27" draw:layer="backgroundobjects" svg:width="5.449cm" svg:height="5.449cm" svg:x="12.898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1" draw:text-style-name="MP16" draw:layer="backgroundobjects" svg:width="5.449cm" svg:height="5.449cm" svg:x="18.896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2" draw:text-style-name="MP27" draw:layer="backgroundobjects" svg:width="5.449cm" svg:height="5.449cm" svg:x="0.9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2" draw:text-style-name="MP27" draw:layer="backgroundobjects" svg:width="5.449cm" svg:height="5.449cm" svg:x="6.897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12" draw:text-style-name="MP27" draw:layer="backgroundobjects" svg:width="5.449cm" svg:height="5.449cm" svg:x="12.898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1" draw:text-style-name="MP16" draw:layer="backgroundobjects" svg:width="5.449cm" svg:height="5.449cm" svg:x="18.896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9" draw:text-style-name="MP11" draw:layer="backgroundobjects" svg:width="23.589cm" svg:height="1.599cm" svg:x="0.9cm" svg:y="3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Foliennummernplatzhalter 5" presentation:style-name="Mpr40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extplatzhalter 17" presentation:style-name="Mpr41" draw:text-style-name="MP7" draw:layer="backgroundobjects" svg:width="23.591cm" svg:height="0.824cm" svg:x="0.9cm" svg:y="4.5cm" presentation:class="outline" presentation:user-transformed="true">
        <draw:text-box>
          <text:list text:style-name="ML2">
            <text:list-item>
              <text:p text:style-name="MP15"><text:span text:style-name="MT8">Textfeld</text:span></text:p>
            </text:list-item>
          </text:list>
        </draw:text-box>
      </draw:frame>
      <draw:frame draw:name="Textplatzhalter 18" presentation:style-name="_32__5f_Kapitelfolie-outline1" draw:layer="backgroundobjects" svg:width="4.199cm" svg:height="2.804cm" svg:x="1.499cm" svg:y="6.32cm" presentation:class="outline" presentation:placeholder="true" presentation:user-transformed="true">
        <draw:text-box/>
      </draw:frame>
      <draw:frame draw:name="Textplatzhalter 18" presentation:style-name="_32__5f_Kapitelfolie-outline1" draw:layer="backgroundobjects" svg:width="4.199cm" svg:height="2.804cm" svg:x="7.5cm" svg:y="6.32cm" presentation:class="outline" presentation:placeholder="true" presentation:user-transformed="true">
        <draw:text-box/>
      </draw:frame>
      <draw:frame draw:name="Textplatzhalter 18" presentation:style-name="_32__5f_Kapitelfolie-outline1" draw:layer="backgroundobjects" svg:width="4.199cm" svg:height="2.804cm" svg:x="13.5cm" svg:y="6.32cm" presentation:class="outline" presentation:placeholder="true" presentation:user-transformed="true">
        <draw:text-box/>
      </draw:frame>
      <draw:frame draw:name="Textplatzhalter 18" presentation:style-name="_32__5f_Kapitelfolie-outline1" draw:layer="backgroundobjects" svg:width="4.199cm" svg:height="2.804cm" svg:x="1.5cm" svg:y="12.32cm" presentation:class="outline" presentation:placeholder="true" presentation:user-transformed="true">
        <draw:text-box/>
      </draw:frame>
      <draw:frame draw:name="Textplatzhalter 18" presentation:style-name="_32__5f_Kapitelfolie-outline1" draw:layer="backgroundobjects" svg:width="4.199cm" svg:height="2.804cm" svg:x="7.5cm" svg:y="12.32cm" presentation:class="outline" presentation:placeholder="true" presentation:user-transformed="true">
        <draw:text-box/>
      </draw:frame>
      <draw:frame draw:name="Textplatzhalter 18" presentation:style-name="_32__5f_Kapitelfolie-outline1" draw:layer="backgroundobjects" svg:width="4.199cm" svg:height="2.804cm" svg:x="13.558cm" svg:y="12.32cm" presentation:class="outline" presentation:placeholder="true" presentation:user-transformed="true">
        <draw:text-box/>
      </draw:frame>
      <presentation:notes style:page-layout-name="PM0">
        <draw:page-thumbnail presentation:style-name="_32__5f_Kapitelfolie-title" draw:layer="backgroundobjects" svg:width="14.848cm" svg:height="11.136cm" svg:x="3.075cm" svg:y="2.257cm" presentation:class="page"/>
        <draw:frame presentation:style-name="_32__5f_Kap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Kapitelfolie" style:display-name="3_Kapitelfolie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loext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loext:mime-type="image/png">
          <text:p/>
        </draw:image>
      </draw:frame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loext:mime-type="image/png">
          <text:p/>
        </draw:image>
      </draw:frame>
      <draw:custom-shape draw:name="Rectangle 7" draw:style-name="Mgr10" draw:text-style-name="MP5" draw:layer="backgroundobjects" svg:width="5.449cm" svg:height="5.449cm" svg:x="0.9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10" draw:text-style-name="MP5" draw:layer="backgroundobjects" svg:width="5.449cm" svg:height="5.449cm" svg:x="6.897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0" draw:text-style-name="MP5" draw:layer="backgroundobjects" svg:width="5.449cm" svg:height="5.449cm" svg:x="12.898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0" draw:text-style-name="MP5" draw:layer="backgroundobjects" svg:width="5.449cm" svg:height="5.449cm" svg:x="18.896cm" svg:y="5.87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0" draw:text-style-name="MP5" draw:layer="backgroundobjects" svg:width="5.449cm" svg:height="5.449cm" svg:x="0.9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0" draw:text-style-name="MP5" draw:layer="backgroundobjects" svg:width="5.449cm" svg:height="5.449cm" svg:x="6.897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10" draw:text-style-name="MP5" draw:layer="backgroundobjects" svg:width="5.449cm" svg:height="5.449cm" svg:x="12.898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0" draw:text-style-name="MP5" draw:layer="backgroundobjects" svg:width="5.449cm" svg:height="5.449cm" svg:x="18.896cm" svg:y="11.87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4" draw:text-style-name="MP11" draw:layer="backgroundobjects" svg:width="23.589cm" svg:height="1.599cm" svg:x="0.9cm" svg:y="3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Foliennummernplatzhalter 5" presentation:style-name="Mpr45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extplatzhalter 17" presentation:style-name="Mpr46" draw:text-style-name="MP7" draw:layer="backgroundobjects" svg:width="23.591cm" svg:height="1.891cm" svg:x="0.9cm" svg:y="4.5cm" presentation:class="outline" presentation:user-transformed="true">
        <draw:text-box>
          <text:list text:style-name="ML2">
            <text:list-item>
              <text:p text:style-name="MP15"><text:span text:style-name="MT8">Textfeld</text:span></text:p>
            </text:list-item>
          </text:list>
        </draw:text-box>
      </draw:frame>
      <draw:frame draw:name="Textplatzhalter 18" presentation:style-name="_33__5f_Kapitelfolie-outline1" draw:layer="backgroundobjects" svg:width="4.199cm" svg:height="1.804cm" svg:x="1.499cm" svg:y="6.32cm" presentation:class="outline" presentation:placeholder="true" presentation:user-transformed="true">
        <draw:text-box/>
      </draw:frame>
      <draw:frame draw:name="Textplatzhalter 24" presentation:style-name="Mpr46" draw:text-style-name="MP26" draw:layer="backgroundobjects" svg:width="4.199cm" svg:height="3.224cm" svg:x="1.499cm" svg:y="7.5cm" presentation:class="outline" presentation:user-transformed="true">
        <draw:text-box>
          <text:p text:style-name="MP25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7.5cm" svg:y="6.32cm" presentation:class="outline" presentation:placeholder="true" presentation:user-transformed="true">
        <draw:text-box/>
      </draw:frame>
      <draw:frame draw:name="Textplatzhalter 24" presentation:style-name="Mpr46" draw:text-style-name="MP26" draw:layer="backgroundobjects" svg:width="4.749cm" svg:height="3.224cm" svg:x="7.5cm" svg:y="7.5cm" presentation:class="outline" presentation:user-transformed="true">
        <draw:text-box>
          <text:p text:style-name="MP25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13.5cm" svg:y="6.32cm" presentation:class="outline" presentation:placeholder="true" presentation:user-transformed="true">
        <draw:text-box/>
      </draw:frame>
      <draw:frame draw:name="Textplatzhalter 24" presentation:style-name="Mpr46" draw:text-style-name="MP26" draw:layer="backgroundobjects" svg:width="4.199cm" svg:height="3.224cm" svg:x="13.5cm" svg:y="7.5cm" presentation:class="outline" presentation:user-transformed="true">
        <draw:text-box>
          <text:p text:style-name="MP25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19.502cm" svg:y="6.311cm" presentation:class="outline" presentation:placeholder="true" presentation:user-transformed="true">
        <draw:text-box/>
      </draw:frame>
      <draw:frame draw:name="Textplatzhalter 24" presentation:style-name="Mpr46" draw:text-style-name="MP26" draw:layer="backgroundobjects" svg:width="4.199cm" svg:height="3.224cm" svg:x="19.502cm" svg:y="7.491cm" presentation:class="outline" presentation:user-transformed="true">
        <draw:text-box>
          <text:p text:style-name="MP25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1.5cm" svg:y="12.32cm" presentation:class="outline" presentation:placeholder="true" presentation:user-transformed="true">
        <draw:text-box/>
      </draw:frame>
      <draw:frame draw:name="Textplatzhalter 24" presentation:style-name="Mpr46" draw:text-style-name="MP26" draw:layer="backgroundobjects" svg:width="4.199cm" svg:height="3.224cm" svg:x="1.499cm" svg:y="13.6cm" presentation:class="outline" presentation:user-transformed="true">
        <draw:text-box>
          <text:p text:style-name="MP25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7.5cm" svg:y="12.32cm" presentation:class="outline" presentation:placeholder="true" presentation:user-transformed="true">
        <draw:text-box/>
      </draw:frame>
      <draw:frame draw:name="Textplatzhalter 24" presentation:style-name="Mpr46" draw:text-style-name="MP26" draw:layer="backgroundobjects" svg:width="4.199cm" svg:height="3.224cm" svg:x="7.5cm" svg:y="13.5cm" presentation:class="outline" presentation:user-transformed="true">
        <draw:text-box>
          <text:p text:style-name="MP25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13.5cm" svg:y="12.32cm" presentation:class="outline" presentation:placeholder="true" presentation:user-transformed="true">
        <draw:text-box/>
      </draw:frame>
      <draw:frame draw:name="Textplatzhalter 24" presentation:style-name="Mpr46" draw:text-style-name="MP26" draw:layer="backgroundobjects" svg:width="4.199cm" svg:height="3.224cm" svg:x="13.5cm" svg:y="13.5cm" presentation:class="outline" presentation:user-transformed="true">
        <draw:text-box>
          <text:p text:style-name="MP25"><text:span text:style-name="MT9">Text hinzufügen</text:span></text:p>
        </draw:text-box>
      </draw:frame>
      <draw:frame draw:name="Textplatzhalter 18" presentation:style-name="_33__5f_Kapitelfolie-outline1" draw:layer="backgroundobjects" svg:width="4.199cm" svg:height="1.804cm" svg:x="19.502cm" svg:y="12.32cm" presentation:class="outline" presentation:placeholder="true" presentation:user-transformed="true">
        <draw:text-box/>
      </draw:frame>
      <draw:frame draw:name="Textplatzhalter 24" presentation:style-name="Mpr46" draw:text-style-name="MP26" draw:layer="backgroundobjects" svg:width="4.199cm" svg:height="3.224cm" svg:x="19.502cm" svg:y="13.5cm" presentation:class="outline" presentation:user-transformed="true">
        <draw:text-box>
          <text:p text:style-name="MP25"><text:span text:style-name="MT9">Text hinzufügen</text:span></text:p>
        </draw:text-box>
      </draw:frame>
      <presentation:notes style:page-layout-name="PM0">
        <draw:page-thumbnail presentation:style-name="_33__5f_Kapitelfolie-title" draw:layer="backgroundobjects" svg:width="14.848cm" svg:height="11.136cm" svg:x="3.075cm" svg:y="2.257cm" presentation:class="page"/>
        <draw:frame presentation:style-name="_33__5f_Kap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loext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loext:mime-type="image/png">
          <text:p/>
        </draw:image>
      </draw:frame>
      <draw:frame draw:name="Titel 1" presentation:style-name="Mpr49" draw:text-style-name="MP11" draw:layer="backgroundobjects" svg:width="23.589cm" svg:height="1.599cm" svg:x="0.9cm" svg:y="3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Inhaltsplatzhalter 2" presentation:style-name="Mpr50" draw:text-style-name="MP7" draw:layer="backgroundobjects" svg:width="11.341cm" svg:height="12.825cm" svg:x="0.9cm" svg:y="4.5cm" presentation:class="outline" presentation:user-transformed="true">
        <draw:text-box>
          <text:list text:style-name="ML2">
            <text:list-item>
              <text:p text:style-name="MP21"><text:span text:style-name="MT5">Mastertextformat bearbeiten</text:span></text:p>
              <text:list>
                <text:list-item>
                  <text:p text:style-name="MP21"><text:span text:style-name="MT10">Zweite Ebene</text:span></text:p>
                  <text:list>
                    <text:list-item>
                      <text:p text:style-name="MP21"><text:span text:style-name="MT10">Dritte Ebene</text:span></text:p>
                      <text:list>
                        <text:list-item>
                          <text:p text:style-name="MP21"><text:span text:style-name="MT10">Vierte Ebene</text:span></text:p>
                          <text:list>
                            <text:list-item>
                              <text:p text:style-name="MP21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50" draw:text-style-name="MP7" draw:layer="backgroundobjects" svg:width="11.267cm" svg:height="12.825cm" svg:x="13.033cm" svg:y="4.5cm" presentation:class="outline" presentation:user-transformed="true">
        <draw:text-box>
          <text:list text:style-name="ML4">
            <text:list-item>
              <text:p text:style-name="MP21"><text:span text:style-name="MT5">Mastertextformat bearbeite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1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Aufzählungsfeld_2b_Bild" style:display-name="1_Aufzählungsfeld+Bild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loext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loext:mime-type="image/png">
          <text:p/>
        </draw:image>
      </draw:frame>
      <draw:frame draw:name="Bildplatzhalter 4" presentation:style-name="_31__5f_Aufzählungsfeld_2b_Bild-outline1" draw:layer="backgroundobjects" svg:width="7.346cm" svg:height="12.825cm" svg:x="16.942cm" svg:y="4.5cm" presentation:class="outline" presentation:placeholder="true" presentation:user-transformed="true">
        <draw:text-box/>
      </draw:frame>
      <draw:frame draw:name="Inhaltsplatzhalter 2" presentation:style-name="Mpr54" draw:text-style-name="MP7" draw:layer="backgroundobjects" svg:width="15.651cm" svg:height="12.825cm" svg:x="0.9cm" svg:y="4.5cm" presentation:class="outline" presentation:user-transformed="true">
        <draw:text-box>
          <text:list text:style-name="ML4">
            <text:list-item>
              <text:p text:style-name="MP21"><text:span text:style-name="MT5">Mastertextformat bearbeite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9" presentation:style-name="Mpr55" draw:text-style-name="MP11" draw:layer="backgroundobjects" svg:width="23.389cm" svg:height="1.599cm" svg:x="0.9cm" svg:y="3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Foliennummernplatzhalter 5" presentation:style-name="Mpr56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_31__5f_Aufzählungsfeld_2b_Bild-title" draw:layer="backgroundobjects" svg:width="14.848cm" svg:height="11.136cm" svg:x="3.075cm" svg:y="2.257cm" presentation:class="page"/>
        <draw:frame presentation:style-name="_31__5f_Aufzählungsfeld_2b_Bild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feld_2b_Aufzählungsfeld_2b_Bild" style:display-name="Textfeld+Aufzählungsfeld+Bild" style:page-layout-name="PM1" draw:style-name="Mdp1">
      <draw:custom-shape draw:name="Rectangle 5" draw:style-name="Mgr3" draw:text-style-name="MP5" draw:layer="backgroundobjects" svg:width="25.39cm" svg:height="1cm" svg:x="0cm" svg:y="18.0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" draw:style-name="Mgr4" draw:text-style-name="MP7" draw:layer="backgroundobjects" svg:width="6.005cm" svg:height="0.716cm" svg:x="16.1cm" svg:y="18.19cm">
        <text:p text:style-name="MP6"><text:span text:style-name="MT2">Name des <text:s/>Referen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3" draw:style-name="Mgr4" draw:text-style-name="MP7" draw:layer="backgroundobjects" svg:width="1.6cm" svg:height="0.716cm" svg:x="22.102cm" svg:y="18.19cm">
        <text:p text:style-name="MP6"><text:span text:style-name="MT2">Sei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" draw:style-name="Mgr5" draw:text-style-name="MP8" draw:layer="backgroundobjects" svg:width="4.003cm" svg:height="0.352cm" svg:x="1.001cm" svg:y="18.331cm">
        <draw:image xlink:href="Pictures/10000201000001D90000002A9B04A4BE6BFC9148.png" xlink:type="simple" xlink:show="embed" xlink:actuate="onLoad" loext:mime-type="image/png">
          <text:p/>
        </draw:image>
      </draw:frame>
      <draw:frame draw:name="Picture 2" draw:style-name="Mgr5" draw:text-style-name="MP8" draw:layer="backgroundobjects" svg:width="11.552cm" svg:height="1.489cm" svg:x="0.9cm" svg:y="1cm">
        <draw:image xlink:href="Pictures/1000020100000559000000B13CA61173E75EDC2C.png" xlink:type="simple" xlink:show="embed" xlink:actuate="onLoad" loext:mime-type="image/png">
          <text:p/>
        </draw:image>
      </draw:frame>
      <draw:frame draw:name="Bildplatzhalter 4" presentation:style-name="Textfeld_2b_Aufzählungsfeld_2b_Bild-outline1" draw:layer="backgroundobjects" svg:width="7.346cm" svg:height="12.825cm" svg:x="16.942cm" svg:y="4.5cm" presentation:class="outline" presentation:placeholder="true" presentation:user-transformed="true">
        <draw:text-box/>
      </draw:frame>
      <draw:frame draw:name="Inhaltsplatzhalter 2" presentation:style-name="Mpr59" draw:text-style-name="MP7" draw:layer="backgroundobjects" svg:width="15.651cm" svg:height="8.825cm" svg:x="0.9cm" svg:y="8.5cm" presentation:class="outline" presentation:user-transformed="true">
        <draw:text-box>
          <text:list text:style-name="ML4">
            <text:list-item>
              <text:p text:style-name="MP21"><text:span text:style-name="MT5">Mastertextformat bearbeiten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9" presentation:style-name="Mpr60" draw:text-style-name="MP11" draw:layer="backgroundobjects" svg:width="23.389cm" svg:height="1.599cm" svg:x="0.9cm" svg:y="3cm" presentation:class="title" presentation:user-transformed="true">
        <draw:text-box>
          <text:p text:style-name="MP12"><text:span text:style-name="MT3">Mastertitelformat bearbeiten</text:span></text:p>
        </draw:text-box>
      </draw:frame>
      <draw:frame draw:name="Foliennummernplatzhalter 5" presentation:style-name="Mpr61" draw:text-style-name="MP14" draw:layer="backgroundobjects" svg:width="1.326cm" svg:height="0.74cm" svg:x="23.301cm" svg:y="18.186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Textplatzhalter 10" presentation:style-name="Mpr59" draw:text-style-name="MP7" draw:layer="backgroundobjects" svg:width="17.4cm" svg:height="3.977cm" svg:x="0.9cm" svg:y="4.5cm" presentation:class="outline" presentation:user-transformed="true">
        <draw:text-box>
          <text:p text:style-name="MP15"><text:span text:style-name="MT5">Mastertextformat bearbeiten</text:span></text:p>
        </draw:text-box>
      </draw:frame>
      <presentation:notes style:page-layout-name="PM0">
        <draw:page-thumbnail presentation:style-name="Textfeld_2b_Aufzählungsfeld_2b_Bild-title" draw:layer="backgroundobjects" svg:width="14.848cm" svg:height="11.136cm" svg:x="3.075cm" svg:y="2.257cm" presentation:class="page"/>
        <draw:frame presentation:style-name="Textfeld_2b_Aufzählungsfeld_2b_Bild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-Präsentation</dc:title>
    <meta:initial-creator>Olga  Altergot</meta:initial-creator>
    <meta:editing-cycles>107</meta:editing-cycles>
    <meta:print-date>2017-11-28T10:01:39</meta:print-date>
    <meta:creation-date>2017-11-01T14:34:44</meta:creation-date>
    <dc:date>2022-02-22T10:48:31.052716038</dc:date>
    <meta:editing-duration>PT1M18S</meta:editing-duration>
    <meta:generator>LibreOffice/6.4.7.2$Linux_X86_64 LibreOffice_project/40$Build-2</meta:generator>
    <meta:document-statistic meta:object-count="418"/>
    <meta:user-defined meta:name="AppVersion">15.0040</meta:user-defined>
    <meta:user-defined meta:name="PresentationFormat">Bildschirmpräsentation (4:3)</meta:user-defined>
    <meta:user-defined meta:name="Slides" meta:value-type="float">14</meta:user-defined>
    <meta:template xlink:type="simple" xlink:actuate="onRequest" xlink:title="THM-092017" xlink:href=""/>
  </office:meta>
</office:document-meta>
</file>